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in" fo:border="none" style:writing-mode="page"/>
    </style:style>
    <style:style style:name="P1" style:family="paragraph" style:parent-style-name="Table_20_Contents">
      <style:text-properties fo:font-weight="bold" officeooo:paragraph-rsid="001076d9" style:font-weight-asian="bold" style:font-weight-complex="bold"/>
    </style:style>
    <style:style style:name="P2" style:family="paragraph" style:parent-style-name="Table_20_Contents">
      <style:text-properties fo:color="#c9211e" loext:opacity="100%" fo:language="el" fo:country="GR" fo:font-weight="bold" officeooo:rsid="0011200c" officeooo:paragraph-rsid="0011200c"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table-cell table:style-name="Table1.A1" office:value-type="string">
            <text:p text:style-name="P2">ΚΕΦΑΛΑΙΟΝ ΠΕΝΤΕΚΑΙΔΕΚΑ<text:line-break/>ΠΕΡΙ ΤΗΣ ΥΛΗΣ ΤΗΣ ΑΠΟΡΡΗΤΟΥ</text:p>
          </table:table-cell>
          <table:table-cell table:style-name="Table1.A1" office:value-type="string">
            <text:p text:style-name="P1">CHAPTER FIFTEEN</text:p>
            <text:p text:style-name="P1">THE FORIBIDDEN FOREST</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ext:p text:style-name="Table_20_Contents">ἀδύνατον τοίνυν ᾠήθη ἂν ὁ Ἄρειος τὰ ἑαυτοῦ πράγματα χείρονα ἀποβεβηκέναι.</text:p>
            <text:p text:style-name="Table_20_Contents">καὶ γὰρ τοῦ Φήληκος εἰσαγαγόντος αὐτοὺς εἰς τὴν τῆς</text:p>
            <text:p text:style-name="Table_20_Contents">Μαγονωγαλέας δίαιταν, σιωπῇ καθήμενοι κατέμενον οὐδέν πρὸς ἀλλήλους διαλεγόμενοι. τρεμούσης δὲ τέως τῆς Ἑρμιόνης, ὁ Ἄρειος</text:p>
            <text:p text:style-name="Table_20_Contents">πάνυ ἠπόρει οὐκ ἔχων οὔτε προφασίζεσθαι οὔτ’ ἀπολογεῖσθαι οὕτε λογοποιεῖν οὐδέν’ εἰ γὰρ σόφισμά τι καινὸν ἐν νῷ μηχανήσαιτο,</text:p>
            <text:p text:style-name="Table_20_Contents">ἀσθενέστερον ἑκάστοτε τοῦτο τοῦ προτέρου δοκεῖν ἄν. οὐδὲ προ-ιδεῖν δύνασθαι ᾧ τρόπῳ φύγωσι, νοσούντων τοσοῦτ’ ἤδη τῶν</text:p>
            <text:p text:style-name="Table_20_Contents">πραγμάτων ὥστ’ εἷς ἀπορίαν καθεστάναι τὴν ἐσχάτην. πῶς γὰρ εἷς</text:p>
            <text:p text:style-name="Table_20_Contents">τοσοῦτο άνοιας ἀφίκοντο ὥστ’ ἐπιλαθέσθαι τῆς χλαίνης, τὴν γὰρ</text:p>
            <text:p text:style-name="Table_20_Contents">Μαγονωγαλέαν οὐ δέξεσθαι οὐδεμίαν πρόφασιν ἀπ’ αὐτῶν οὐχ ὅτι</text:p>
            <text:p text:style-name="Table_20_Contents">νυκτιπόλων περὶ τοῦ φρουρίου ἑρπυσάντων ἀλλὰ καὶ διατριβόντων</text:p>
            <text:p text:style-name="Table_20_Contents">ἐν τῷ ἐπ’ ἀστρονομίᾳ ἀποδεδειγμένῳ πύργῳ τῷ πάντων</text:p>
            <text:p text:style-name="Table_20_Contents">ὑψηλοτάτῳ καὶ ἀπορρήτῳ δήπου τοῖς μὴ εἷς σχολὴν φοιτῶσιν. εἰ δ’</text:p>
            <text:p text:style-name="Table_20_Contents">αὖ περὶ τοῦ Νορβέρτου αὕτη καὶ τῆς ἀφανείας χλαίνης μάθοι, τί</text:p>
            <text:p text:style-name="Table_20_Contents">ἐμποδὼν ἂν εἴη μὴ νυνὶ τὰ φορτία συσκευάσασθαι ἐκπεσουμένους,</text:p>
            <text:p text:style-name="Table_20_Contents"/>
            <text:p text:style-name="Table_20_Contents">ἦ καὶ ἀδύνατον ᾠήθη χείρονα ἀποβεβηκέναι τὰ ἑαυτοῦ, ταύτης</text:p>
            <text:p text:style-name="Table_20_Contents">γοῦν τῆς γνώμης ἥμαρτεν. ἡ γὰρ Μαγονωγαλέα ἀφικομένη τῷ</text:p>
            <text:p text:style-name="Table_20_Contents">Νεφελώδει ἡγεῖτο.</text:p>
            <text:p text:style-name="Table_20_Contents"/>
            <text:p text:style-name="Table_20_Contents">ὁ δέ τοὺς ἄλλους κατιδών Ὁ “Αρειος, ἔφη τεθορυβημένος τῷ</text:p>
            <text:p text:style-name="Table_20_Contents">πράγματι. Ἴ-Ῑθελον μὲν γάρ, ἔφη, προειπεῖν τι ὑμῖν, ἀκούσας τοῦ</text:p>
            <text:p text:style-name="Table_20_Contents">Μαλθάκου εὐχομένου καταλήψεσθαι αὐτοφώρους ὑμᾶς ε”χοντας</text:p>
            <text:p text:style-name="Table_20_Contents"><text:soft-page-break/>δράκοντα -</text:p>
            <text:p text:style-name="Table_20_Contents"/>
            <text:p text:style-name="Table_20_Contents">ὁ μὲν οὖν Ἄρειος πολὺ ἀνένευεν ὡς παύσων ἐκεῖνον, ἡ δέ</text:p>
            <text:p text:style-name="Table_20_Contents">Μαγονωγαλέα τοῦτ’ ἤδη ἐγνώκει. καί ὑπερτέλλουσα αὐτῶν ἐδόκει</text:p>
            <text:p text:style-name="Table_20_Contents">παντελῶς ἱκανὴ εἶναι πυρπνοεῖν ἐξ ἴσου τῴ Νορβέρτῳ.</text:p>
            <text:p text:style-name="Table_20_Contents"/>
            <text:p text:style-name="Table_20_Contents">Οὐ γὰρ οὖν ἐμαντευσάμην ἂν ταῦτα περὶ ὑμῶν γε. ὁ γὰρ Φήληξ</text:p>
            <text:p text:style-name="Table_20_Contents">1 98 ΑΡΕΙοΣ Πο ΤΗΡ</text:p>
            <text:p text:style-name="Table_20_Contents">εἶπεν ὅτι ἐν τῷ πύργῳ τῷ ἀστρονομικῲ κατέλαβεν ὑμᾶς τῆς τρίτης</text:p>
            <text:p text:style-name="Table_20_Contents">τῆς νυκτὸς φυλακῆς ἀρχομένης. τί χρῆμα ἐποιεῖτε,·</text:p>
            <text:p text:style-name="Table_20_Contents"/>
            <text:p text:style-name="Table_20_Contents">καί ἡ Ἑρμιόνη οὐδεπώποτε ἀπεῖπεν ὥστε μὴ ἀποκρίνεσθαι</text:p>
            <text:p text:style-name="Table_20_Contents">πρὸς τὸ ὑπὸ σοφιστοῦ ἐρωτώμενον. ἀλλὰ νῦν δὴ εἱστήκει ἀκίνητος</text:p>
            <text:p text:style-name="Table_20_Contents">ἴση ἀγάλματι, πρὸς τὰς περσικὰς ἀτενές δι’ αἰσχύνης κάτω</text:p>
            <text:p text:style-name="Table_20_Contents">βλέπουσα.</text:p>
            <text:p text:style-name="Table_20_Contents"/>
            <text:p text:style-name="Table_20_Contents">ἀλλ’ ἐκείνη ’Έγνωκα γάρ που, ἔφη, οἶμαι τί γέγονεν. οὐ γὰρ οὖν</text:p>
            <text:p text:style-name="Table_20_Contents">τοῦ Θαλέω δεῖ. εἴπατε γὰρ τῷ Μαλθάκῳ μυθίδιόν τι πάνυ ἀλλόκο-</text:p>
            <text:p text:style-name="Table_20_Contents">τον καὶ τεράστιον περί τινος δράκοντος, θέλοντες πράγματα παρ-</text:p>
            <text:p text:style-name="Table_20_Contents">έχειν αὐτῷ ἀπὸ κοίτης πλανωμένῳ. τοῦτον γὰρ ἤδη κατέλαβον.</text:p>
            <text:p text:style-name="Table_20_Contents">γελοῖόν τι δήπου καὶ τοῦτο γενήσεσθαι ᾤεσθε εἴ πως ὁ Μακρόπυγος</text:p>
            <text:p text:style-name="Table_20_Contents">οὑτοσὶ ἀκούσας τὸν ὑμέτερον λόγον καὶ ἐπίθετο,</text:p>
            <text:p text:style-name="Table_20_Contents"/>
            <text:p text:style-name="Table_20_Contents">ὁ δ’ ’Άρειος βλέπων πρὸς τοῦτον ἀποροῦντά τι ὡς ἐδόκει καὶ</text:p>
            <text:p text:style-name="Table_20_Contents">λυπούμενον τέως ἤθελεν ἀψοφητὶ λέγειν ὡς οὐκ ε”στιν ἀληθές. τὸν</text:p>
            <text:p text:style-name="Table_20_Contents">γὰρ Νεφελώδη κέπφον ὄντα καὶ δυστυχῆ ἐδέησεν ἂν χειρὶ καὶ ποδὶ</text:p>
            <text:p text:style-name="Table_20_Contents">καὶ πάσῃ δυνάμει χρήσασθαι ὡς εὑρήσοντα τ’ αὐτοὺς σκοταίους καὶ</text:p>
            <text:p text:style-name="Table_20_Contents">εὐλαβεῖσθαι κελεύσοντα.</text:p>
            <text:p text:style-name="Table_20_Contents"/>
            <text:p text:style-name="Table_20_Contents">Καὶ μὴν ἄχθομαι ὑμῖν ὡς μάλιστα, ε”φη ἡ Μαγονωγαλέα. ὢ τῆς</text:p>
            <text:p text:style-name="Table_20_Contents">ἀναιδείας. ἀλλ’ οὐπώποτε συνέβη μοι καταλαβεῖν <text:soft-page-break/>τέτταρας δὴ</text:p>
            <text:p text:style-name="Table_20_Contents">μαθητὰς ἀπὸ κοίτης πλανωμένους τῇ αὐτῇ νυκτί. ἀλλ’ ὦ Γέρανος,</text:p>
            <text:p text:style-name="Table_20_Contents">καὶ σωφρονεστέραν σὲ ᾠήθην γενέσθαι ἢ ὥστε τὰ τοιαῦτα πράτ-</text:p>
            <text:p text:style-name="Table_20_Contents">τειν, καὶ σέ, ὦ Ποτέρ, περὶ πλείονος ποιεῖσθαι τοὺς Γρυφινδώρους.</text:p>
            <text:p text:style-name="Table_20_Contents">δίκας οὖν δώσετε ὑμεῖς τ’ ἄμφω καί σύ, ὦ Μακρόπυγε, οὗ γὰρ ε”στι</text:p>
            <text:p text:style-name="Table_20_Contents">ποιεῖσθαι πρόσχημα οὐδέν τοῦ νύκτωρ τὸ φρούριον περιπολεῖν,</text:p>
            <text:p text:style-name="Table_20_Contents">ἄλλως τε καὶ τὸ νῦν ἐπικινδυνότερον ὅν. τοιγαροῦν φυλακάς θ’</text:p>
            <text:p text:style-name="Table_20_Contents">ὑφέξετε καὶ βαθμοὺς ὑπὲρ τῶν Γρυφινδώρων ὀφλήσετε πεντήκοντα.</text:p>
            <text:p text:style-name="Table_20_Contents"/>
            <text:p text:style-name="Table_20_Contents">ῗΗ πεντήκοντα λέγεις; ἔφη ὁ ’Ἁρειος κεχηνώς. οἱ γὰρ Γρυφίν-</text:p>
            <text:p text:style-name="Table_20_Contents">δωροι οὐκέτι πρωτεύοιεν ἄν, ἁμαρτόντες πάντων τῶν βαθμῶν ὧν</text:p>
            <text:p text:style-name="Table_20_Contents">αὐτὸς αὐτοῖς ι’καροσφαιρίζων ἠνέγκατο.</text:p>
            <text:p text:style-name="Table_20_Contents"/>
            <text:p text:style-name="Table_20_Contents">Πεντήκοντά γε καθ’ ἕκαστον, ε”φη ἡ σοφίστρια, βριμωμένην δ’</text:p>
            <text:p text:style-name="Table_20_Contents">ἐπέγνως ἄν αὑτὴν τρεμούσης ἅμα τῆς ῥινὸς τῆς μακρᾶς οὔσης καὶ</text:p>
            <text:p text:style-name="Table_20_Contents">ὀξείας.</text:p>
            <text:p text:style-name="Table_20_Contents"/>
            <text:p text:style-name="Table_20_Contents">Ἀλλ’ ὦ σοφίστρια, ἱκετεύω σε -</text:p>
            <text:p text:style-name="Table_20_Contents"/>
            <text:p text:style-name="Table_20_Contents">Ἀλλ’ οὐ δύνασαι -</text:p>
            <text:p text:style-name="Table_20_Contents"/>
            <text:p text:style-name="Table_20_Contents">Ἀλλ’ οὐ προσήκει σοί, ῶ Ποτέρ, κατασοφίζεσθαι περὶ τὰ δυνατὰ</text:p>
            <text:p text:style-name="Table_20_Contents">καὶ τὰ ἀδύνατα. ἅπιτέ νυν ἅπαντες εἷς κοίτην. οὐδέποτε γὰρ οὕτως</text:p>
            <text:p text:style-name="Table_20_Contents">ᾔσχυνάμην ὑπὲρ τῶν Γ ρυφινδώρων.</text:p>
            <text:p text:style-name="Table_20_Contents"/>
            <text:p text:style-name="Table_20_Contents">καὶ ἑκατὸν πεντήκοντα βαθμοὺς ἀποβαλοῦσι τοῖς Γρυφινδώροις</text:p>
            <text:p text:style-name="Table_20_Contents">συνῄδεσαν ὑστεροῦσιν ἤδη τῶν ἑτέρων οἴκων. καί γὰρ μίᾳ νυκτὶ</text:p>
            <text:p text:style-name="Table_20_Contents">κενὰς πεποιηκέναι τὰς τῶν Γρυφινδώρων ἐλπίδας τὰς τῆς</text:p>
            <text:p text:style-name="Table_20_Contents">ΠΕΡΙ ΤΗΣ ΥΛΗΣ ΤΗΣ ΑΠΟΡΡΗΤΟΥ 199</text:p>
            <text:p text:style-name="Table_20_Contents">Φιάλης. τῷ δ’ ’Ἀρείῳ μάλ’ ἐκπεπληγμένῳ ἐδόκει ἡ καρδία φόβῳ</text:p>
            <text:p text:style-name="Table_20_Contents">ὀρχεῖσθαι. τί πρὸς τοῦτο φάρμακον ε”σται αὐτοῖς εὑρεῖν,·</text:p>
            <text:p text:style-name="Table_20_Contents"><text:soft-page-break/></text:p>
            <text:p text:style-name="Table_20_Contents">ὁ δ’ ’Ἀρειος πᾶσαν τὴν νύκτα ἀγρυπνῶν κλαίοντος μὲν τοῦ</text:p>
            <text:p text:style-name="Table_20_Contents">Νεφελώδους πολὺν χρόνον ἤκουε, παραμυθητικὸν δ’ οὐδέν εἶχε</text:p>
            <text:p text:style-name="Table_20_Contents">λέγειν τῶν παθῶν αὐτοῦ, συνειδὼς καὶ ἑαυτῷ ἴσα τῷ Νεφελώδει</text:p>
            <text:p text:style-name="Table_20_Contents">φοβούμενος περὶ τῆς αὔριον μελλούσης. τῶν γὰρ οὖν ἄλλων</text:p>
            <text:p text:style-name="Table_20_Contents">Γρυφινδώρων τὰ πάντα μαθόντων τί δὴ γενήσεται,·</text:p>
            <text:p text:style-name="Table_20_Contents"/>
            <text:p text:style-name="Table_20_Contents">ἀλλὰ πρῶτον μὲν οἶ Γρυφίνδωροι οἶ ἀεὶ τὰς κύρβεις παριόντες</text:p>
            <text:p text:style-name="Table_20_Contents">ᾤοντο ἁμαρτάνειν τι τῆς ὄψεως. (αἶ δέ κύρβεις αῦται ἐοικυῖαι τι</text:p>
            <text:p text:style-name="Table_20_Contents">μεγάλαις στήλαις ὑαλίναις ἐπιδεικνύασι τοῖς μαθηταῖς τοὺς βαθ-</text:p>
            <text:p text:style-name="Table_20_Contents">μοὺς ὅσους οἶκος ἕκαστος τυγχάνει ἀεὶ κεκτημένος.) πόθεν γὰρ</text:p>
            <text:p text:style-name="Table_20_Contents">ἀδοκήτως ε”χουσιν ἐλάττονας βαθμοὺς ἢ χθές ἑκατὸν πεντήκοντα,</text:p>
            <text:p text:style-name="Table_20_Contents">ἔπειτα δέ πάντες ἐθρύλουν ὡς ὁ πάνυ Ποτῆρ, ὁ χρυσοῦς Ποτῆρ ὁ</text:p>
            <text:p text:style-name="Table_20_Contents">νικητηρίαν δόξαν ἀπὸ δυοῖν ἀγώνων ι’καροσφαιρικῶν λαβών, οὗτος</text:p>
            <text:p text:style-name="Table_20_Contents">ἐστιν ὁ ἀποστερήσας αὐτοὺς πάντων τῶν βαθμῶν ἐκείνων συνάμ’</text:p>
            <text:p text:style-name="Table_20_Contents">ἄλλοις τισί πρωτοπείροις ἀνοήτοις δυοῖν ἢ τρίσιν.</text:p>
            <text:p text:style-name="Table_20_Contents"/>
            <text:p text:style-name="Table_20_Contents">καὶ ὁ ’Άρειος εὐθὺς στυγνότατος ἐξ ἐντιμοτάτου ἦν τοῖς μαθη-</text:p>
            <text:p text:style-name="Table_20_Contents">ταῖς. ἀλλὰ γὰρ καί οἱ Ῥαφήγχλωροι καὶ οἱ “Υφέλπυφοι ἀπέστεργον</text:p>
            <text:p text:style-name="Table_20_Contents">αὑτὸν ὡς πάνυ σπουδάσαντες ι’δεῖν τοὺς Σλυθηρίνους ἐσφαλμένους</text:p>
            <text:p text:style-name="Table_20_Contents">τῆς Φιάλης Οἷκείας. πανταχοῦ τοίνυν οἱ μαθηταὶ δακτυλο-</text:p>
            <text:p text:style-name="Table_20_Contents">δεικτοῦντες αὐτὸν ἐχλεύαζον μεγάλῃ τῇ φωνῇ παρρησιαζόμενοι. οἱ</text:p>
            <text:p text:style-name="Table_20_Contents">μὲν οὖν Σλυθήρινοι κροτοῦντες ἐνεκωμίαζον αὐτὸν παριόντα,</text:p>
            <text:p text:style-name="Table_20_Contents">θορυβοῦντες ἅμα καὶ συρίζοντες καὶ Χάριν ἴσμεν σοί, λέγοντες, ὦ</text:p>
            <text:p text:style-name="Table_20_Contents">Ποτέρ, ἀντοφείλομεν γὰρ πολλά.</text:p>
            <text:p text:style-name="Table_20_Contents"/>
            <text:p text:style-name="Table_20_Contents">ὁ δὲ Ῥοῶν μόνος παρίστατο αὐτῷ.</text:p>
            <text:p text:style-name="Table_20_Contents"/>
            <text:p text:style-name="Table_20_Contents">Πάντες γάρ τοι, ἔφη, ἐπιλήσονται τοῦ πράγματος ἐν οὐ πολλαῖς</text:p>
            <text:p text:style-name="Table_20_Contents"><text:soft-page-break/>ἡμέραις. ὁ γὰρ Φερέδικος καὶ ὁ Γεωργός μυρίων δὴ ἀπεστερημένοι</text:p>
            <text:p text:style-name="Table_20_Contents">βαθμῶν ἐνθάδε μαθητεύοντες ε”τι καὶ στέργονται.</text:p>
            <text:p text:style-name="Table_20_Contents"/>
            <text:p text:style-name="Table_20_Contents">Ἀλλ’ οὐχ ἑκατόν γε πεντήκοντα δήπου διὰ μίαν ῥοπήν,’ ἦ δ’ ὃς ὁ</text:p>
            <text:p text:style-name="Table_20_Contents">“Ἀρειος πολλῆς μετ’ ἀθυμίας.</text:p>
            <text:p text:style-name="Table_20_Contents"/>
            <text:p text:style-name="Table_20_Contents">συνέφη δὲ μόλις.</text:p>
            <text:p text:style-name="Table_20_Contents"/>
            <text:p text:style-name="Table_20_Contents">καὶ πολλὰ μὲν ἥδη ἠδίκηκεν, ὡς ἐδόκει, ὑπέσχετο δ’ ἑαυτῷ ὅμως</text:p>
            <text:p text:style-name="Table_20_Contents">τὸ λοιπὸν μήδεν πολυπραγμονήσειν περὶ τὰ μὴ προσήκοντα, ἅλις</text:p>
            <text:p text:style-name="Table_20_Contents">ἐσχηκὼς τοῦ κατασκοπεῖν καὶ τοῦ συκοφαντεῖν. καί εἷς τοσοῦτο</text:p>
            <text:p text:style-name="Table_20_Contents">αἰσχύνης ἀφίκετο ὥστε προσῆλθε τῴ “Υ“λῃ ἐν νῷ ἔχων ἀφίστασθαι</text:p>
            <text:p text:style-name="Table_20_Contents">τῆς ἀγέλης,</text:p>
            <text:p text:style-name="Table_20_Contents"/>
            <text:p text:style-name="Table_20_Contents">ἀλλ’ ἐκεῖνος δι’ ὀργῆς ἔχων Πῶς γὰρ ἀφίστασθαι βούλῃ,· ἀλλ’</text:p>
            <text:p text:style-name="Table_20_Contents">Ἡράκλεις τί τοῦτο, τῆς ἐμβροντησίας. ἀλλὰ πῶς βαθμοὺς ἀνα-</text:p>
            <text:p text:style-name="Table_20_Contents">λήψεσθαι μελλήσομεν ἐὰν μὴ νικῶμεν ἐν τοῖς ἀγῶσι τοῖς</text:p>
            <text:p text:style-name="Table_20_Contents">ι’καροσφαιρικοῖς;</text:p>
            <text:p text:style-name="Table_20_Contents">200 ΑΡΕιοΣ Πο ΤΗΡ</text:p>
            <text:p text:style-name="Table_20_Contents"/>
            <text:p text:style-name="Table_20_Contents">ού μὴν οὐδὲ τήν γ’ ι’καροσφαιρικὴν ἡδέως ἔτ’ εἶχεν ὁ “Ἀρειος,</text:p>
            <text:p text:style-name="Table_20_Contents">τῶν ἑτέρων ἀγελαίων διαλέγεσθαι μὲν οὐκ ἐθελόντων αὐτῷ σφαιρ-</text:p>
            <text:p text:style-name="Table_20_Contents">ίζοντι, εἷ δ’ ε”δει ὀνομάσαι, Ὦ ζητητά ἐκάλουν τὸ Ὦ ’Ἀρειε ἐῶντες.</text:p>
            <text:p text:style-name="Table_20_Contents"/>
            <text:p text:style-name="Table_20_Contents">ὑπέμενον δέ πόνους τέως ἥ τε Ἑρμιόνη καί ὁ Νεφελώδης, ού μὲν</text:p>
            <text:p text:style-name="Table_20_Contents">ἴσα πάσχοντες τῷ γ’ Ἁρείῳ, ὡς περιβόητοι οὐκ εἰς τοσοῦτο γεγεν-</text:p>
            <text:p text:style-name="Table_20_Contents">ημένοι, πάσχοντες δ’ ὅμως οὐδενὸς ἐθέλοντος διαλέγεσθαι αὐτοῖς.</text:p>
            <text:p text:style-name="Table_20_Contents">ἐκείνη γὰρ οὐκέτ’ ἐκαλλωπίζετο ἐν τῇ σχολῇ, ἡσυχάζετο μὲν οὖν</text:p>
            <text:p text:style-name="Table_20_Contents">σιωπῇ μελετῶσα τὰ μαθήματα,</text:p>
            <text:p text:style-name="Table_20_Contents"/>
            <text:p text:style-name="Table_20_Contents">ὁ δ’ ’Ἀρειος μόνον οὐκ ηὐφραίνετο εἰδὼς τὴν δοκιμασίαν οὐ</text:p>
            <text:p text:style-name="Table_20_Contents">πολὺν ἤδη ἀπέχουσαν. δέον γὰρ πολλὰ δὴ <text:soft-page-break/>ἀναθεωρῆσαι, ῥᾷον ἧν</text:p>
            <text:p text:style-name="Table_20_Contents">αύτῷ ἀμνημονεύειν τῶν κακῶν. οἱ γὰρ τριττοί καθ’ ἑαυτοὺς γεν-</text:p>
            <text:p text:style-name="Table_20_Contents">όμενοι ὅλοι περὶ τὰ μαθήματα ἦσαν εἰς πολλὴν τὴν νύκτα, θέλοντες</text:p>
            <text:p text:style-name="Table_20_Contents">ἐκμαθεῖν αὐτίκα καὶ τὰ εἷς πόσεις ποικίλας συγκείμενα καὶ τὰ</text:p>
            <text:p text:style-name="Table_20_Contents">φάρμακα καὶ τὰ φίλτρα παντοδαπὰ καὶ τοὺς χρόνους τούς τε τῶν</text:p>
            <text:p text:style-name="Table_20_Contents">ἀνευρέσεων μαγικῶν καὶ τοὺς τῶν κοβάλων ἀποστάσεων.</text:p>
            <text:p text:style-name="Table_20_Contents"/>
            <text:p text:style-name="Table_20_Contents">τῶν δέ δοκιμασιῶν ε”τι ὡς ἑπτὰ ἡμέρας ἀπεχουσῶν, ἐξ</text:p>
            <text:p text:style-name="Table_20_Contents">ἀπροσδοκήτου συνέβη τῷ Ἁρείῳ βασανίζεσθαι εἰς τὸ μὴ πολυ-</text:p>
            <text:p text:style-name="Table_20_Contents">πραγμονεῖν περὶ τὰ μὴ προσήκοντα, τοῦτ’ ἀρτίως δὴ δεδογμένον</text:p>
            <text:p text:style-name="Table_20_Contents">αὐτῷ. ἐπανιὼν γάρ ποτε τῆς δείλης ἀπὸ τῆς βιβλιοθήκης καθ’</text:p>
            <text:p text:style-name="Table_20_Contents">ἑαυτὸν γενόμενος ἤκουσε τινὸς ἐκ τοῦ ε”μπροσθεν δωματίου κνυ-</text:p>
            <text:p text:style-name="Table_20_Contents">ζομένου. ἐγγυτέρω δέ προσελθὼν φωνὴν ε”γνω τὴν τοῦ Κιούρου.</text:p>
            <text:p text:style-name="Table_20_Contents"/>
            <text:p text:style-name="Table_20_Contents">Μή μοι σύ, ἔφη, μή μοι πάλιν.</text:p>
            <text:p text:style-name="Table_20_Contents"/>
            <text:p text:style-name="Table_20_Contents">ἠπείλει γάρ τις αὐτῷ ὡς ἐφαίνετο. ὁ δ’ Ἄρειος ἐγγυτέρω προσ-</text:p>
            <text:p text:style-name="Table_20_Contents">ελθὼν ἤκουσε τοῦ Κιούρου Ναὶ ναί λέγοντος, καλῶς γὰρ ἔχει, ἅμα</text:p>
            <text:p text:style-name="Table_20_Contents">δέ δακρύοντος.</text:p>
            <text:p text:style-name="Table_20_Contents"/>
            <text:p text:style-name="Table_20_Contents">καὶ ἐν ἀκαρεῖ ὁ Κίουρος ἐπειγόμενος ἐκ τοῦ δωματίου ἀπῆλθε</text:p>
            <text:p text:style-name="Table_20_Contents">τὴν μίτραν ἀνορθῶν. ὕπωχρος δ’ ἦν καί ἔμελλε δακρύσειν, ὡς</text:p>
            <text:p text:style-name="Table_20_Contents">ε”ῳκειν. ὁ δ’ ’Άρειος ἐφαίνετο λαθὼν αὐτὸν παριόντα. μείνας δέ τι</text:p>
            <text:p text:style-name="Table_20_Contents">μέχρι οὔθ’ ὁρᾶν αὐτὸν οὐτ’ ἀκούειν ἔτ’ ἐδύνατο, προκύψας δ’ ὀλίγον</text:p>
            <text:p text:style-name="Table_20_Contents">εἴσω τοῦ δωματίου ε”τυχε τούτου μέν κενοῦ γενομένου, ε”ξοδον δ’</text:p>
            <text:p text:style-name="Table_20_Contents">ἄλλην εἶδε κατὰ τὸ ἀντίθυρον, καὶ μονονουχὶ παρὼν ἐκεῖσε ἐμέμν-</text:p>
            <text:p text:style-name="Table_20_Contents">ητο τότε ὧν ὑπέσχετο ἑαυτῷ περὶ τὸ μὴ πολυπραγματεῦσαι,</text:p>
            <text:p text:style-name="Table_20_Contents"/>
            <text:p text:style-name="Table_20_Contents">δώδεκα δ’ οὖν λίθων φιλοσοφικῶν ἤθελεν ἂν <text:soft-page-break/>περιδόσθαι, εἰμὴ ὁ</text:p>
            <text:p text:style-name="Table_20_Contents">Σίναπυς ἄρτι ε”λιπε τὸ δωμάτιον, πόλλ’ ἥδη εὐθυμῶν, ὡς εἶκάσαι,</text:p>
            <text:p text:style-name="Table_20_Contents">τοῦ Κιούρου τέλος συγχωρήσαντος αὐτῷ.</text:p>
            <text:p text:style-name="Table_20_Contents"/>
            <text:p text:style-name="Table_20_Contents">ὁ δ’ ’Ἀρειος ἐπανελθὼν εἶς τὴν βιβλιοθήκην κατέλαβε τὴν</text:p>
            <text:p text:style-name="Table_20_Contents">Ἑρμιόνην βασανίζουσαν τὸν Ῥοῶνα εἷς τὴν ἀστρονομικήν, εἰπόντι</text:p>
            <text:p text:style-name="Table_20_Contents">δέ τί ἀκήκοεν οὗτος Ηῦτύχηκεν ἄρα ὁ Σίναπυς, ἔφη. εἰ γὰρ ὁ</text:p>
            <text:p text:style-name="Table_20_Contents">Κίουρος εἴρηκεν αὐτῷ τί ποιῶν τό φίλτρον ἐκεῖνο τὸ πρὸς τὰ σκο-</text:p>
            <text:p text:style-name="Table_20_Contents">τεινὰ φυλακικὸν ἐξεπᾴδειν δυνηθήσεται -</text:p>
            <text:p text:style-name="Table_20_Contents">ΠΕΡΙ ΤΗΣ ΥΛΗΣ ΤΗΣ ΑΠΟΡΡΗΤΟΥ 201</text:p>
            <text:p text:style-name="Table_20_Contents"/>
            <text:p text:style-name="Table_20_Contents">ἡ δ’ Ἑρμιόνη Ὑπάρχει δ’ ἔτι, ἔφη, ὁ Οὐλόθριξ.</text:p>
            <text:p text:style-name="Table_20_Contents"/>
            <text:p text:style-name="Table_20_Contents">ἐκεῖνος δέ Τυχόν, ἔφη, ὁ Σίναπυς καθ’ ἑαυτὸν ἔγνωκεν ᾧ τρόπῳ</text:p>
            <text:p text:style-name="Table_20_Contents">δύναιτ’ ἂν παρελθεῖν τὸν κύνα μὴ συγγενόμενος τῷ Ἁγριώδει. καὶ</text:p>
            <text:p text:style-name="Table_20_Contents">πρὸς τὰ βιβλία μυρία τὰ περικείμενα ἀποβλέψας Πίθεσθέ μοι, ἔφη,</text:p>
            <text:p text:style-name="Table_20_Contents">βιβλίον τι ε”στιν ἐν τοῖσδε δηλαδὴ ὅπερ λέγει σοι ᾧ τρόπῳ δύνασαι</text:p>
            <text:p text:style-name="Table_20_Contents">παρελθεῖν τρικέφαλον κύνα παμμεγέθη. ἀλλὰ τί δραστέον, ὦ “Ἁρειε,·</text:p>
            <text:p text:style-name="Table_20_Contents"/>
            <text:p text:style-name="Table_20_Contents">τοῦ γὰρ οὖν Ῥοῶνος δι’ ἐπιθυμίας τοῦ πλέον κινδυνεύειν ἤδη</text:p>
            <text:p text:style-name="Table_20_Contents">ἀναπτερουμένου, ἡ Ἑρμιόνη ἀποκριναμένη ε”φθασε τὸν ’Ἀρειομ</text:p>
            <text:p text:style-name="Table_20_Contents"/>
            <text:p text:style-name="Table_20_Contents">Προσιτέον τοι, ἔφη, τόν Διμπλόδωρον, ὃ καὶ ἐκ πολλοῦ ε”δει</text:p>
            <text:p text:style-name="Table_20_Contents">ποιῆσαι. ἐὰν γὰρ αὐτοὶ ἐπιχειρῶμέν τι, δῆλον ὅτι ἐκπεσούμεθα.</text:p>
            <text:p text:style-name="Table_20_Contents"/>
            <text:p text:style-name="Table_20_Contents">Μαρτύριον μέντοι οὐκ ε”χομεν οὐδέν, εἶπεν ὁ Ἄρειος, ὁ μὲν γὰρ</text:p>
            <text:p text:style-name="Table_20_Contents">Κίουρος περιδεὴς γενόμενος οὐκ ἐθελήσει μαρτυρεῖν ἡμῖν, τῷ δέ</text:p>
            <text:p text:style-name="Table_20_Contents">Σινάπει ἔξεστιν ἀτεχνῶς οὐ φάσκειν εἰδέναι ὅπως ὁ Τρωγλοδύτης</text:p>
            <text:p text:style-name="Table_20_Contents">ε”τυχεν εἰσελθὼν ἐπὶ τῶν νεκυσίων, μακρὰν ἀπὼν αὐτὸς τότε τοῦ</text:p>
            <text:p text:style-name="Table_20_Contents">τριστέγου. ἦ καὶ πιστεύσουσιν ἡμῖν δήπου οἱ ἐν τέλει ἀμελοῦντες</text:p>
            <text:p text:style-name="Table_20_Contents"><text:soft-page-break/>τοῦ Σινάπεως; οὗ γὰρ λελήθαμεν αὐτοὺς μισοῦντες ἐκεῖνον· ὥσθ’ ὁ</text:p>
            <text:p text:style-name="Table_20_Contents">Διμπλόδωρος νομιεῖ ἡμᾶς ψεύδεσθαι τοῦτ’ αὐτὸ βουλομένους</text:p>
            <text:p text:style-name="Table_20_Contents">πρᾶξαι ὅπως ἐκπεσεῖται ὁ Σίναπυς ἀπὸ τοῦ παιδευτηρίου. ὁ δὲ</text:p>
            <text:p text:style-name="Table_20_Contents">Φήληξ οῦκ ἂν ὠφελῆσαι ἡμᾶς οὐδ’ εἶ διακινδυνεύσαι περὶ τῶν ὅλων,</text:p>
            <text:p text:style-name="Table_20_Contents">οὐ μόνον άγαν φιλικῶς διακείμενος τῴ Σινάπει, ἀλλὰ καί τοσούτῳ</text:p>
            <text:p text:style-name="Table_20_Contents">μᾶλλον κερδανεῖν οἰόμενος ὅσῳ πλειόνες ἐκπεσοῦνται μαθηταί. καὶ</text:p>
            <text:p text:style-name="Table_20_Contents">μέμνησο· οὐκ ἐχρῆν εἰδέναι οὐδέν οὕτε περὶ τῆς λίθου οὔτε περὶ τοῦ</text:p>
            <text:p text:style-name="Table_20_Contents">Ούλότριχος. χαλεπὸν γὰρ ἂν εἴη εἰπεῖν πόθεν ἴσμεν τὰ τοιαῦτα.</text:p>
            <text:p text:style-name="Table_20_Contents"/>
            <text:p text:style-name="Table_20_Contents">καὶ τὴν μὲν Ἑρμιόνην ἐδόκει πεῖσαι, τὸν δέ Ῥοῶνα οὐδαμῶς,</text:p>
            <text:p text:style-name="Table_20_Contents"/>
            <text:p text:style-name="Table_20_Contents">ὁ δέ Εἴπερ πραγματευοίμεθά τι πρὸς ταῦτα -</text:p>
            <text:p text:style-name="Table_20_Contents"/>
            <text:p text:style-name="Table_20_Contents">ὁ δ’ Ἄρειος Μὴ σύ γε, ἔφη. ἅλις γὰρ ἤδη πεπραγμάτευται ἡμῖν.</text:p>
            <text:p text:style-name="Table_20_Contents">καί πινάκιον ἀστρονομικὸν λαβὼν ἤρξατο ἐκμανθάνων τὰ ὀνόματα</text:p>
            <text:p text:style-name="Table_20_Contents">τὰ τῶν Διὸς ἀστέρος σελήνων.</text:p>
            <text:p text:style-name="Table_20_Contents"/>
            <text:p text:style-name="Table_20_Contents">&gt;κ</text:p>
            <text:p text:style-name="Table_20_Contents">τῇ δ’ ὑστεραίᾳ μεταξὺ ἀριστῶντες ὁ Ἄρειος καί ἡ Ἑρμιόνη καί ὁ</text:p>
            <text:p text:style-name="Table_20_Contents">Νεφελώδης ὡς ἕκαστοι ἐπιστόλια ἐδέξαντο. καί οὐδὲν δια-</text:p>
            <text:p text:style-name="Table_20_Contents">φέροντα ἀλλήλων ἠγγεῖλε τάδε·</text:p>
            <text:p text:style-name="Table_20_Contents">ἡ σοφίστρια Μαγονωγαλέα χαίρειν λέγει.</text:p>
            <text:p text:style-name="Table_20_Contents"/>
            <text:p text:style-name="Table_20_Contents">χρή σε τὴν φυλακὴν ὑπομένειν τῇδε τῇ νυκτί. πάρισθι οὖν</text:p>
            <text:p text:style-name="Table_20_Contents"/>
            <text:p text:style-name="Table_20_Contents">εἷς τὴν αὐλὴν ἀρχομένης τῆς ἑνδεκάτης· περιμενεῖ σ’ ὁ Φήληξ.</text:p>
            <text:p text:style-name="Table_20_Contents"/>
            <text:p text:style-name="Table_20_Contents">ὁ δ ”Ἁρειος ἐπελέληστο τῶν φυλακῶν ὧν ε”τι ε”δει ὑπομεῖναι, ὡς ἄρτι</text:p>
            <text:p text:style-name="Table_20_Contents">τεταραγμένος διὰ τὸ τῶν βαθμῶν σφάλλεσθαι. ἡ δ’ Ἑρμιόνη, ὡς</text:p>
            <text:p text:style-name="Table_20_Contents">ᾤετο, κινδυνεύοι ἃν σχετλιάζειν δηλαδὴ ὡς δι’ ὅλης τῆς νυκτὸς</text:p>
            <text:p text:style-name="Table_20_Contents">202 ΑΡΕιοΣ Πο ΤΗΡ</text:p>
            <text:p text:style-name="Table_20_Contents"><text:soft-page-break/>κωλυθεῖσα ἂν ἀναθεωρεῖν τὰ μαθήματα. ἀλλ’ οὐδέν ἄρ’ εἶπε, νομ-</text:p>
            <text:p text:style-name="Table_20_Contents">ίζουσα καθάπερ ἐκεῖνος ὅτι ἄξια πάσχει.</text:p>
            <text:p text:style-name="Table_20_Contents"/>
            <text:p text:style-name="Table_20_Contents">καὶ εἷς χρόνον ῥητὸν τὸν Ῥοῶνα ἐν τῷ κοινείῳ χαίρειν εἰπόντες,</text:p>
            <text:p text:style-name="Table_20_Contents">πρὸς δέ τὴν αὐλὴν καταβάντες μετὰ τοῦ Νεφελώδους κατέλαβον</text:p>
            <text:p text:style-name="Table_20_Contents">τόν τε Φήληκα ἤδη παρόντα καὶ δὴ καὶ τὸν Μάλθακον. ὁ γὰρ</text:p>
            <text:p text:style-name="Table_20_Contents">’Άρειος ἐπιλάθετο αὐτοῦ φυλακὴν ὡσαύτως ὀφλόντος.</text:p>
            <text:p text:style-name="Table_20_Contents"/>
            <text:p text:style-name="Table_20_Contents">ὁ δὲ Φήληξ λύχνον ἀνάψας καὶ ἔξω αὐτοὺς ἀγαγών “Έπεσθέ μοι,</text:p>
            <text:p text:style-name="Table_20_Contents">ἔφη. ἀποκνήσετε γάρ τοι οἶμαι τὸ λοιπὸν τούς νόμους ὑπερβαίνειν</text:p>
            <text:p text:style-name="Table_20_Contents">τούς τοῦ παιδευτηρίου. ἀλλὰ παθήματα μαθήματα ὡς ἔμοιγε δόκει.</text:p>
            <text:p text:style-name="Table_20_Contents">ἀλλὰ καὶ τοῦτο δεινόν, τὸ ἐξιτήλους γεγενῆσθαι τὰς πάλαι κολ-</text:p>
            <text:p text:style-name="Table_20_Contents">άσεις. ἐκρέμασαν γάρ ἅν σε τὸ πάλαι τοῖς καρποῖς ἐκ τοῦ ὀρόφου</text:p>
            <text:p text:style-name="Table_20_Contents">πολλὰς ἡμέρας. καὶ τούς δεσμοὺς ε”τι ἐν τῷ δωματίῳ ε”χω προχείρ-</text:p>
            <text:p text:style-name="Table_20_Contents">ους καί οὐδενὶ ἶῴ διεφθαρμένους ἥν πως δέῃ αὐτῶν. λοιπόν, βαδισ-</text:p>
            <text:p text:style-name="Table_20_Contents">τέον οὖν, ἀλλὰ μὴ δραπετεύετε τοῖς γὰρ δραπέταις συμβαίνει καὶ</text:p>
            <text:p text:style-name="Table_20_Contents">χαλεπώτερον κολάζεσθαι.</text:p>
            <text:p text:style-name="Table_20_Contents"/>
            <text:p text:style-name="Table_20_Contents">ἐπορεύοντο δέ σκοταῖοι διὰ τὸν κῆπον, τοῦ μὲν Νεφελώδους</text:p>
            <text:p text:style-name="Table_20_Contents">ἀεὶ κνύζοντος, τοῦ δ’ ’Ἀρείου ὅλου περὶ τῆς κολάσεως ὄντος.</text:p>
            <text:p text:style-name="Table_20_Contents">δεινότατον γὰρ ἀποβήσεσθαι δήπου, τοῦ Φήληκος οὕτω</text:p>
            <text:p text:style-name="Table_20_Contents">σπουδάζοντος.</text:p>
            <text:p text:style-name="Table_20_Contents"/>
            <text:p text:style-name="Table_20_Contents">καὶ ἐξέλαμπε μὲν θαμὰ ἡ σελήνη, σκοταίους δέ πολλάκις ε”δει</text:p>
            <text:p text:style-name="Table_20_Contents">ἐλθεῖν νεφελῶν ἀεὶ ἐπιγιγνομένων. καὶ ἔμπροσθεν ὁ Ἄρειος τὰς</text:p>
            <text:p text:style-name="Table_20_Contents">θυρίδας πεφωτισμένας κατιδὼν ἤδη τὰς τοῦ Ἁγριώδους οἶκιδίου,</text:p>
            <text:p text:style-name="Table_20_Contents">βοὴν τηλωπόν ἤκουσεν.</text:p>
            <text:p text:style-name="Table_20_Contents"/>
            <text:p text:style-name="Table_20_Contents">ςΗ ἥκεις σύ, ὦ Φήληξ,· σπεῦσον δῆτα· ἐμοὶ γάρ τις ἀσχολία ἐστίν.</text:p>
            <text:p text:style-name="Table_20_Contents"><text:soft-page-break/></text:p>
            <text:p text:style-name="Table_20_Contents">ὁ δ’ ’Άρειος ἐθάρρει τι ἐννοῶν τάχ’ ἂν οὐκ εἷς τοσοῦτο ταλαιπ-</text:p>
            <text:p text:style-name="Table_20_Contents">ωρήσειν μεθ’ Ἁγριώδους ἐργαζόμενος. ἀλλὰ γεγηθὼς οὐκ ἔλαθε</text:p>
            <text:p text:style-name="Table_20_Contents">τὸν Φήληκα· ὁ δέ Ἠ καῖ ἐλπίζεις εὐφρανεῖσθαι μετ’ ἐκείνου τοῦ</text:p>
            <text:p text:style-name="Table_20_Contents">βλακός; ἀνέλπιστον δέ τοῦτο. εἷς γὰρ τὴν ὕλην βαδιστέον, ὦ παῖ.</text:p>
            <text:p text:style-name="Table_20_Contents">ἀνέλπιστον γάρ ἐστ’ ἔμοιγε πάντας ὑμᾶς ἀθῴους ἐκεῖθέν γ’</text:p>
            <text:p text:style-name="Table_20_Contents">ἀπαλλάξεσθαι.</text:p>
            <text:p text:style-name="Table_20_Contents"/>
            <text:p text:style-name="Table_20_Contents">καὶ ἐντεῦθεν ὁ μὲν Νεφελώδης ὑπεστέναζέ τι, ὁ δέ Μάλθακος</text:p>
            <text:p text:style-name="Table_20_Contents">ὑπὸ φόβου ἀκίνητος εἱστήκει.</text:p>
            <text:p text:style-name="Table_20_Contents"/>
            <text:p text:style-name="Table_20_Contents">ἦἨ καί εἷς τὴν ὕλην, ἔφη, οὐ κατὰ τὸ ξύνηθες ὑπτιάζων. ἀλλ’ οὐ</text:p>
            <text:p text:style-name="Table_20_Contents">πρέπει ἐκεῖσε νυκτιπολεῐν, παρόντων κνωδάλων τ’ ἄλλων καὶ</text:p>
            <text:p text:style-name="Table_20_Contents">λυκανθρώπων ὡς λέγεται.</text:p>
            <text:p text:style-name="Table_20_Contents"/>
            <text:p text:style-name="Table_20_Contents">ὁ δέ Νεφελώδης τοῦ τρίβωνος τοῦ Ἁρείου ἁπτόμενος φωνὴν</text:p>
            <text:p text:style-name="Table_20_Contents">προίετο ὥσπερ ἀποπνιγομένου τινός,</text:p>
            <text:p text:style-name="Table_20_Contents"/>
            <text:p text:style-name="Table_20_Contents">καί ὁ Φήληξ περιχαρὴς Νοσεῖς γάρ, ἔφη, τοῖς οἰκείοις κακοῖς.</text:p>
            <text:p text:style-name="Table_20_Contents">ἄλλο τι ἢ ὤφελες φροντίσαι τῶν λυκανθρώπων δὴ πρὶν δίκην</text:p>
            <text:p text:style-name="Table_20_Contents">ὀφλεῖν.</text:p>
            <text:p text:style-name="Table_20_Contents">ΠΕΡΙ ΤΗΣ ΥΑΗΣ ΤΗΣ ΑΠΟΡΡΗΤΟΥ 203</text:p>
            <text:p text:style-name="Table_20_Contents"/>
            <text:p text:style-name="Table_20_Contents">ὁ δέ Ἁγριώδης σκοταῖος προσῆλθεν ἄγων τὸ Δάκος. βαλλίστραν</text:p>
            <text:p text:style-name="Table_20_Contents">δ’ ε”φερε τῇ δεξιᾷ καὶ ἀπ’ ὤμου φαρέτραν τοξευμάτων πλήρη.</text:p>
            <text:p text:style-name="Table_20_Contents"/>
            <text:p text:style-name="Table_20_Contents">Τέλος δή, ἔφη, κεχρονικὼς ἥκεις. ἡμιώριον γὰρ ἤδη περιμένω.</text:p>
            <text:p text:style-name="Table_20_Contents">ἦ καλῶς ἔχει, ὦ Ἅρειε καὶ Ἑρμιόνη,-</text:p>
            <text:p text:style-name="Table_20_Contents"/>
            <text:p text:style-name="Table_20_Contents">ὁ δὲ Φήληξ πικρῶς Ἀλλ’ οὐ προσήκει σοι, ἔφη, ἄγαν φιλίως ε”χειν</text:p>
            <text:p text:style-name="Table_20_Contents">πρὸς αὐτούς. πάρεισι γὰρ ὡς δίκας δώσοντες δήπου.</text:p>
            <text:p text:style-name="Table_20_Contents"/>
            <text:p text:style-name="Table_20_Contents">Ἠ καὶ διὰ τοῦτο ἐχρόνιζες σύ; ἦ ἐτραγῴδεις πρὸς <text:soft-page-break/>αὐτούς, ἀλλ’</text:p>
            <text:p text:style-name="Table_20_Contents">οὐκ ε”στι τὸ σὸν τοῦτο ποιῆσαι. καὶ ποιήσαντος σοῦ ἃ ἔδει, ἐμόν ἐστι</text:p>
            <text:p text:style-name="Table_20_Contents">τὰ λοιπὰ διοικεῖν.</text:p>
            <text:p text:style-name="Table_20_Contents"/>
            <text:p text:style-name="Table_20_Contents">’Άμ’ ἕῳ ἐπάνειμι, ἔφη ὁ Φήληξ. καὶ προσθεὶς ὅτι Πάλιν δέ</text:p>
            <text:p text:style-name="Table_20_Contents">κομιῶ τὰ λείψανα, ἀπέβη πρὸς τὸ φρούριον. τὸν δέ λύχνον δι’</text:p>
            <text:p text:style-name="Table_20_Contents">ὀλίγου ἐν σκότῳ ἐθεώρουν αἰωρούμενον.</text:p>
            <text:p text:style-name="Table_20_Contents"/>
            <text:p text:style-name="Table_20_Contents">ἐνταῦθα δὴ ὁ Μάλθακος πρὸς τὸν Ἁγριώδη ἀποβλέψας</text:p>
            <text:p text:style-name="Table_20_Contents"/>
            <text:p text:style-name="Table_20_Contents">Οὐ βουλομένῳ μοί ἐστιν, ἔφη, εἰσιέναι εἷς τὴν ὕλην ἐκείνην.</text:p>
            <text:p text:style-name="Table_20_Contents">ἀκούων δ’ ὁ Ἄρειος ἥδετο εἰδὼς αὐτὸν μάλιστα φοβούμενον.</text:p>
            <text:p text:style-name="Table_20_Contents"/>
            <text:p text:style-name="Table_20_Contents">Εἴ γε βούλῃ μένειν ἐν (Υογοήτου, εἷσιτέον δή. ὁ γὰρ Ἁγριώδης</text:p>
            <text:p text:style-name="Table_20_Contents">ἄγριον παρέχων ἑαυτὸν ἔλεγεν. Ἠδικηκότα σέ δεῖ νῦν δίκας δοῦναι.</text:p>
            <text:p text:style-name="Table_20_Contents"/>
            <text:p text:style-name="Table_20_Contents">Ἀλλὰ δουλοπρεπῆ γε λέγεις πόνον, ε”φη ὁ Μάλθακος. οὐ γάρ τοι</text:p>
            <text:p text:style-name="Table_20_Contents">πρέπει τοὺς μαθητὰς ταῦτα ποιεῖν. ἐνόμιζον γὰρ δεήσειν ἡμᾶς</text:p>
            <text:p text:style-name="Table_20_Contents">στίχους ἐκγράφεσθαι ἢ τοιοῦτόν τι. εἶ δέ ὁ πατὴρ ᾔδει ἐμὲ τοῦτο</text:p>
            <text:p text:style-name="Table_20_Contents">ποιοῦντα -</text:p>
            <text:p text:style-name="Table_20_Contents"/>
            <text:p text:style-name="Table_20_Contents">- ’Έλεγεν ἂν ὅτι τοιαῦτ’ ε”στι τὰ ἐν Ὑογοήτου, ἦ στίχους</text:p>
            <text:p text:style-name="Table_20_Contents">ἐκγράφοιο ἅν; τί κερδανεῖς; δεῖ σε ἢ χρήσιμόν τι ποιῆσαι ἢ ἀπελθεῖν</text:p>
            <text:p text:style-name="Table_20_Contents">οἰχόμενον. ἀλλ’ εἶ σὺ νομίζεις τὸν πατέρα μᾶλλον βούλεσθαι σέ</text:p>
            <text:p text:style-name="Table_20_Contents">ἐκπεσεῖν ἐξ Ὑογοήτου, ἄπιθι δὴ πρὸς τὸ φρούριον τὰ φορτία</text:p>
            <text:p text:style-name="Table_20_Contents">συσκευασάμενος. ἄπελθε δῆτα.</text:p>
            <text:p text:style-name="Table_20_Contents"/>
            <text:p text:style-name="Table_20_Contents">ὁ δ’ οὐδέν ἐκινήθη, νᾶπυ βλέπων τέως πρὸς ἐκεῖνον. κατανεύσαν-</text:p>
            <text:p text:style-name="Table_20_Contents">τος δ’ αὐτοῦ τὸ τελευταῖον, ὁ Ἁγριώδης ’Άγε δή, ἔφη. ἀκούσατέ</text:p>
            <text:p text:style-name="Table_20_Contents">μου ἀκριβῶς, διότι δεινότατόν ἐστιν ὃ μέλλομεν κινδύνευμα ὑπο-</text:p>
            <text:p text:style-name="Table_20_Contents"><text:soft-page-break/>μένειν τῇδε τῇ νυκτί. φυλακτέον δὲ μή τις κυβεύῃ περὶτοῦ σώματος.</text:p>
            <text:p text:style-name="Table_20_Contents">ἕπεσθέ μοί νυν δεῦρο,</text:p>
            <text:p text:style-name="Table_20_Contents"/>
            <text:p text:style-name="Table_20_Contents">καί ἀγαγὼν αὐτοὺς πρὸς τὰ κράσπεδα τὰ τῆς ὕλης, καὶ τὸν</text:p>
            <text:p text:style-name="Table_20_Contents">λύχνον ἄνω ἄρας, ἔδειξεν ἀτραπόν τινα στενὴν καί σκολιὰν</text:p>
            <text:p text:style-name="Table_20_Contents">φέρουσαν ἀνὰ τὸ σκοτεινὸν εἰς τὸ πυκνὸν τῶν δένδρων. δεδορκότες</text:p>
            <text:p text:style-name="Table_20_Contents">δέ πρὸς τὴν ὕλην ἐκεῖνοι ᾐσθάνοντο τοῦ ἀνέμου διὰ τὰς τρίχας</text:p>
            <text:p text:style-name="Table_20_Contents">πνέοντος.</text:p>
            <text:p text:style-name="Table_20_Contents"/>
            <text:p text:style-name="Table_20_Contents">καί ὁ Ἁγριώδης Ἰδού, ἔφη. ἇρα δύνασθε ι’δεῐν τὸ ἐκεῖ ἐπ’ ἐδάφους</text:p>
            <text:p text:style-name="Table_20_Contents">κείμενον τὸ ἀργυροειδές; μονοκέρεως γὰρ ἵππου τοῦτ’ ἔστιν αἷμα.</text:p>
            <text:p text:style-name="Table_20_Contents">ἀλλὰ μονοκέρως ε”νεστί που τετραυματισμένος ὑπό τινος καὶ ἕτερον</text:p>
            <text:p text:style-name="Table_20_Contents">μὲν τοιοῦτον πρότερον ηὗρον ἤδη τεθνηκότα, ἕτερον δέ νυνὶ τοῦτον</text:p>
            <text:p text:style-name="Table_20_Contents">204 ΑΡΕιοΣ Πο ΤΗΡ</text:p>
            <text:p text:style-name="Table_20_Contents">τὸν ἄθλιον δεῖ ἡμᾶς ἐρευνᾶν ὡς τελευτήσοντας αὐτῷ τοὺς πόνους εἴ</text:p>
            <text:p text:style-name="Table_20_Contents">γ’ ἄρα κάμνει τι,</text:p>
            <text:p text:style-name="Table_20_Contents"/>
            <text:p text:style-name="Table_20_Contents">ὁ δέ Μάλθακος θρασὺν μὲν ἑαυτὸν παρέχειν βουλόμενος ὑπερεκ-</text:p>
            <text:p text:style-name="Table_20_Contents">πεπλῆχθαι δ’ ὅμως δοκῶν Τί δέ γένοιτ’ ἄν, ἔφη, εἰ ἡμᾶς γε φθάνοι</text:p>
            <text:p text:style-name="Table_20_Contents">εὑρὼν ὁ τὸν μονοκέρων τραυματίσας;</text:p>
            <text:p text:style-name="Table_20_Contents"/>
            <text:p text:style-name="Table_20_Contents">Ἀλλ’ οὐκ ε”στι τῶν ἐν ὕλῃ οἰκούντων τοιοῦτος πεφυκὼς ὥστε</text:p>
            <text:p text:style-name="Table_20_Contents">βλάπτειν σε συνόντα γοῦν ἦ ἐμοὶ ἦ τῷ Δάκει. ἀλλὰ μὴ πλανᾶσθε</text:p>
            <text:p text:style-name="Table_20_Contents">ἀπὸ τῆς ἀτράπου. ἆγε δή. τοῦ γὰρ αἵματος πανταχοῦ κεχυμένου -</text:p>
            <text:p text:style-name="Table_20_Contents">ε”καμνε γὰρ ὡς ε’ὀικεν ἀπὸ τῆς νῦν νυκτός - δεήσει ἡμᾶς διίστασθαι</text:p>
            <text:p text:style-name="Table_20_Contents">εἷς δύο μέρη ἵνα ἑκάτεροι ἑκατέρωσε κατὰ τὴν ἄτραπον ι’χνεύωμεν.</text:p>
            <text:p text:style-name="Table_20_Contents"/>
            <text:p text:style-name="Table_20_Contents">καὶ ὁ Μάλθακος εὐθύς ’Έστω, ἔφη, μετ’ ἐμοῦ τὸ Δάκος. κατεῖδε</text:p>
            <text:p text:style-name="Table_20_Contents">γὰρ τούς τοῦ κυνὸς καρχάρους ὀδόντας.</text:p>
            <text:p text:style-name="Table_20_Contents"/>
            <text:p text:style-name="Table_20_Contents">Καλῶς ἔχει, ε”φη ὁ Ἁγριώδης. οὐ μὴν ἀλλὰ <text:soft-page-break/>κακίζεται ὡς ἐπὶ τὸ</text:p>
            <text:p text:style-name="Table_20_Contents">πολύ. λοιπόν· τῇ μὲν ἑτέρᾳ βαδιοῦμεν ἐγὼ καὶ ὁ Ἄρειος καὶ ἡ</text:p>
            <text:p text:style-name="Table_20_Contents">Ἑρμιόνη, τῇ δ’ ἑτέρᾳ ὁ Μάλθακος καὶ ὁ Νεφελώδης καὶ τὸ Δάκος.</text:p>
            <text:p text:style-name="Table_20_Contents">καὶ ἐὰν μέν τις εὕρῃ τὸν μονοκέρων, ἀφέτω σπινθῆρας χλωραυγεῖς.</text:p>
            <text:p text:style-name="Table_20_Contents">ἐγνώκατε,· λάβετε δῆτα τὰς ῥάβδους καὶ ἀσκεῖτε. βαβαὶ τῆς τέχνης,</text:p>
            <text:p text:style-name="Table_20_Contents">ἐὰν δὲ πράγματ’ ἔχητε, ἄφετε σπινθῆρας ἐρυθροὺς καί οὕτω</text:p>
            <text:p text:style-name="Table_20_Contents">βοηθήσομέν ὑμῖν. ἀλλ’ εὐλαβεῖσθε. βαδιστέον δή.</text:p>
            <text:p text:style-name="Table_20_Contents"/>
            <text:p text:style-name="Table_20_Contents">σκοταῖοις δέ εἷς ὕλην προσβαίνουσιν οὐδὲν ἦν ἀκοῦσαι. καὶ</text:p>
            <text:p text:style-name="Table_20_Contents">ἐπειδὴ ὀλίγον προύχώρησαν εἷς τρίοδον ἀφικόμενοι οἱ μὲν πρὸς</text:p>
            <text:p text:style-name="Table_20_Contents">τάριστερὰ ε”καμπτον - τὸν γὰρ ’Ἀρειον λέγω καὶ τὴν Ἑρμιόνην καὶ</text:p>
            <text:p text:style-name="Table_20_Contents">τὸν Ἁγριώδη - οἱ δ’ ἕτεροι πρὸς τὰ δεξιά.</text:p>
            <text:p text:style-name="Table_20_Contents"/>
            <text:p text:style-name="Table_20_Contents">σιωπῇ δ’ ἐβάδιζον ἀτενίζοντες πρὸς τοῦδαφος. καὶ ἐνίοτε</text:p>
            <text:p text:style-name="Table_20_Contents">σταγόνα κατεῖδον - λαμπρὸν γὰρ ε”φεγγεν ἡ σελήνη - ἐν τοῖς χαμαὶ</text:p>
            <text:p text:style-name="Table_20_Contents">φύλλοις αἵματος ἀργυροειδοῦς.</text:p>
            <text:p text:style-name="Table_20_Contents"/>
            <text:p text:style-name="Table_20_Contents">ὁ δ’ “Ἀρειος αἰσθόμενος τοῦ Ἁγριώδους βαρυνομένου τι Ἠ καὶ</text:p>
            <text:p text:style-name="Table_20_Contents">ἔσθ’ ὅπως λυκάνθρωπός τις ἀποκτείνει ἄρα τοὺς μονοκέρως,·</text:p>
            <text:p text:style-name="Table_20_Contents"/>
            <text:p text:style-name="Table_20_Contents">Δρομικοί γε οὐ πεφύκασιν εἰς ὃ δεῖ. οὐ γὰρ ῥᾴδιόν ἐστι τοὺς</text:p>
            <text:p text:style-name="Table_20_Contents">μονοκέρως λαβεῖν, δυνατούς τ’ ὄντας καὶ μαγικοὺς ὡς σφόδρα.</text:p>
            <text:p text:style-name="Table_20_Contents">πρότερον γὰρ ἐγὼ οὐκ ὄπωπα μονοκέρων τραυματισθέντα,</text:p>
            <text:p text:style-name="Table_20_Contents"/>
            <text:p text:style-name="Table_20_Contents">καὶ ἐπειδὴ ἐβάδιζον παρὰ σηκὸν δένδρου λειχῆνι κεκαλυμμένον ὁ</text:p>
            <text:p text:style-name="Table_20_Contents">(Άρειος ἤκουε ὕδατος ῥέοντος ὡς νάματος ἄγχι παρόντος. καὶ</text:p>
            <text:p text:style-name="Table_20_Contents">σταγόνας ἀνὰ τῆν ἄτραπον σκολιὰν ε”τι χύδην ἑώρα τοῦ μονοκέρως</text:p>
            <text:p text:style-name="Table_20_Contents">αἵματος.</text:p>
            <text:p text:style-name="Table_20_Contents"/>
            <text:p text:style-name="Table_20_Contents">ὁ δ’ Ἁγριώδης 1Ἡ καλῶς ἔχει, ἔφη, ὦ Ἑρμιόνη; μὴ φοβήθῃς,</text:p>
            <text:p text:style-name="Table_20_Contents"><text:soft-page-break/>ούκ ε”στιν ὅπως μακρὰν βέβηκε τοσοῦτον τραυματισθείς ὥστε -</text:p>
            <text:p text:style-name="Table_20_Contents">ἀλλ’ ἀνάγετε ὑμᾶς αὐτοὺς ἐκποδὼν ὄπισθεν ἐκείνου τοῦ δένδρου.</text:p>
            <text:p text:style-name="Table_20_Contents"/>
            <text:p text:style-name="Table_20_Contents">καὶ ταῦτα βοήσας ἀναρπάσας δ’ ἅμα τὸν ’Ἀρειον καὶ τὴν</text:p>
            <text:p text:style-name="Table_20_Contents">Ἑρμιόνην ἐκ τῆς ὁδοῦ ἤνεγκεν ὄπισθε δρυὸς ὑψηλῆς καταστήσων.</text:p>
            <text:p text:style-name="Table_20_Contents">ΠΕΡΙ ΤΗΣ ΥΛΗΣ ΤΗΣ ΑΠΟΡΡΗΤΟΥ 20 5</text:p>
            <text:p text:style-name="Table_20_Contents">τόξευμα δέ λαβὼν πρὸς τὴν βαλλίστραν ε”θετο ὡς τοξεύσων. πᾶσι δ’</text:p>
            <text:p text:style-name="Table_20_Contents">ἦν ἀκοῦσαι ι’λυσπώμενόν τι πλησίον αὐτῶν διὰ τὰ φύλλα ξηρὰ καὶ</text:p>
            <text:p text:style-name="Table_20_Contents">ψόφον ὡσεὶ χλαίνης συρομένης. καὶ ἐν ἀκαρεῖ τοῦ Ἁγριώδους</text:p>
            <text:p text:style-name="Table_20_Contents">ἀτενίσαντος κατὰ τὴν ἅτραπον οὐκέτ’ εἶχον ἀκοῦσαι οὐδέν.</text:p>
            <text:p text:style-name="Table_20_Contents"/>
            <text:p text:style-name="Table_20_Contents">ἀλλ’ οὗτος τονθορύζων ’Ἐγνων, ἔφη. ε”νεστι γάρ τι ἄτοπον δή.</text:p>
            <text:p text:style-name="Table_20_Contents"/>
            <text:p text:style-name="Table_20_Contents">Ἠ καὶ λυκάνθρωπος, ἦ δ’ ὃς ὁ ’Άρειος</text:p>
            <text:p text:style-name="Table_20_Contents"/>
            <text:p text:style-name="Table_20_Contents">Οὔτε λυκάνθρωπος ἦν οὔτ’ αὖ μονοκέρως. λοιπόν ἕπεσθέ μοι</text:p>
            <text:p text:style-name="Table_20_Contents">εὐλαβούμενοι τέως.</text:p>
            <text:p text:style-name="Table_20_Contents"/>
            <text:p text:style-name="Table_20_Contents">καὶ ὀκνηρότερον ἤδη ἐβάδιζον, εἴ πως ἀκούσειάν τι καὶ λεπτ-</text:p>
            <text:p text:style-name="Table_20_Contents">ότατον, καὶ ἐξαίφνης πρὸς ψιλότερόν τι τῆς ὕλης ἐναντίον βλέψ-</text:p>
            <text:p text:style-name="Table_20_Contents">αντες ἀκριβέστερον κινήσεως ᾔσθοντό τινος.</text:p>
            <text:p text:style-name="Table_20_Contents"/>
            <text:p text:style-name="Table_20_Contents">καὶ ὁ Ἁγριώδης βοῶν Ἕσταθι, ἔφη. τίς πάρεστιν,· ἀπόδειξον</text:p>
            <text:p text:style-name="Table_20_Contents">σεαυτόν. εὔοπλος γάρ εἶμι.</text:p>
            <text:p text:style-name="Table_20_Contents"/>
            <text:p text:style-name="Table_20_Contents">καί ἐναντίον αὐτῶν ἐφαίνετο μιξόθηρ τις. καὶ τὸ μὲν ἄνω μέχρι</text:p>
            <text:p text:style-name="Table_20_Contents">τοῦ ὀμφαλοῦ ἄνθρωπος ἦν πυρρόθριξ πυρρὸν δ’ ἔχων πώγωνα, τὸ δ’</text:p>
            <text:p text:style-name="Table_20_Contents">ἄλλο σῶμα ἵππος παρώας ὡσαύτως ε”χων καί οὐρὰν μακρὰν καί</text:p>
            <text:p text:style-name="Table_20_Contents">ὑπέρυθρον. ε”χανον δ’ ὅ θ’Ἅρειος καὶ ἡ Ἑρμιόνη.</text:p>
            <text:p text:style-name="Table_20_Contents"/>
            <text:p text:style-name="Table_20_Contents">Ὁ Ῥῶναν, ε”φη ὁ Ἁγριώδης ἅσμενος φόβου λελυμένος ὡς δοκεῖν.</text:p>
            <text:p text:style-name="Table_20_Contents">καί Πῶς γὰρ ε”χεις; λέγων προσῆλθε τῷ κενταύρῳ <text:soft-page-break/>δεξιωσόμενος.</text:p>
            <text:p text:style-name="Table_20_Contents"/>
            <text:p text:style-name="Table_20_Contents">Καλὴ ἑσπέρα σοι, ὦ Ἁγρίωδες, ἦ δ’ ὃς ὁ Ῥῶναν, τῇ φωνῇ βαρείᾳ</text:p>
            <text:p text:style-name="Table_20_Contents">καὶ ὥσπερ ταλαιπωροῦντός τινος. ῗΗ που ἔμελλες τοξεύσειν με;</text:p>
            <text:p text:style-name="Table_20_Contents"/>
            <text:p text:style-name="Table_20_Contents">ὁ δέ Ἁγριώδης τὸ τόξον ψηλαφῶν Φυλακτέον γάρ, ἔφη. ἀλλὰ</text:p>
            <text:p text:style-name="Table_20_Contents">κακόν τι περιπολεῖ τὴν ὕλην. οὗτος τοίνυν “Αρειός ἐστι Ποτῆρ καὶ</text:p>
            <text:p text:style-name="Table_20_Contents">αὕτη Ἑρμιόνη Γέρανος, μαθηταὶ ὄντες ἐκ τοῦ παιδευτηρίου. καὶ</text:p>
            <text:p text:style-name="Table_20_Contents">οὗτος, ὦ παῖδε, Ῥῶνάν ἐστι, κένταυρος ὥν.</text:p>
            <text:p text:style-name="Table_20_Contents"/>
            <text:p text:style-name="Table_20_Contents">Ἀλλ’ οὐ λέληθεν ἡμᾶς, ε”φη ἡ Ἑρμιόνη ε”τι χάσκουσα,</text:p>
            <text:p text:style-name="Table_20_Contents"/>
            <text:p text:style-name="Table_20_Contents">Καλὴ ἑσπέρα, ε”φη ὁ Ῥῶναν, ἦ καὶ μαθηταὶ ὄντες πολλὰ διδ-</text:p>
            <text:p text:style-name="Table_20_Contents">άσκετε ἐν τῷ παιδευτηρίῳ;</text:p>
            <text:p text:style-name="Table_20_Contents"/>
            <text:p text:style-name="Table_20_Contents">τοῦ δ’ Ἁρείου οὔκ ε”χοντος ἀποκρίνασθαι, ἡ Ἑρμιόνη μόλις εἶπεν</text:p>
            <text:p text:style-name="Table_20_Contents">ὅτι ὀλίγα διδάσκονται.</text:p>
            <text:p text:style-name="Table_20_Contents"/>
            <text:p text:style-name="Table_20_Contents">Ἠ ὀλίγα,’ καὶ ταῦτ’ ε”στι τι. καὶ στένων τι τοῦτ’ εἶπεν· κᾶπειτ’</text:p>
            <text:p text:style-name="Table_20_Contents">ἀνένευσεν ἀποβλέψων πρὸς τὰ ἄστρα. Τῇδε τῇ νυκτί, ἔφη, λάμπει ὁ</text:p>
            <text:p text:style-name="Table_20_Contents">Ἄρης ἀστήρ.</text:p>
            <text:p text:style-name="Table_20_Contents"/>
            <text:p text:style-name="Table_20_Contents">Εἶκός, ἦ δ’ ὃς ὁ Ἁγριώδης ἀποβλέψας καὶ αὐτός. ἀλλ’</text:p>
            <text:p text:style-name="Table_20_Contents">ἄκουσον, ὦ Ῥῶναν, ἕρμαιον γάρ ἐστιν ἡμῖν ἐντυχοῦσί σοι. ἀλλὰ</text:p>
            <text:p text:style-name="Table_20_Contents">μονοκέρως ἵππος τετραυμάτισται· ἆρ’ ἑώρακάς τι,·</text:p>
            <text:p text:style-name="Table_20_Contents"/>
            <text:p text:style-name="Table_20_Contents">ἐκεῖνος δ’ εἷς τὸ παραχρῆμα οὐδέν ἀπεκρίνατο, ἀσκαρδαμυκτὶ δ’</text:p>
            <text:p text:style-name="Table_20_Contents">ἄνω βλέψας μάλ’ αὖθις ἐστέναξεν.</text:p>
            <text:p text:style-name="Table_20_Contents"/>
            <text:p text:style-name="Table_20_Contents">Οἱ γάρ τοι ἀναίτιοι ἀεὶ πρότερον κακὰ πάσχουσιν· οὕτω μὲν γὰρ</text:p>
            <text:p text:style-name="Table_20_Contents">ἦν τὸ πάλαι, οὕτω δ’ ε”στιν ε”τι καὶ νῦν.</text:p>
            <text:p text:style-name="Table_20_Contents">206 ΑΡΕιοΣ Πο ΤΗΡ</text:p>
            <text:p text:style-name="Table_20_Contents"/>
            <text:p text:style-name="Table_20_Contents">Εἶκός, ἦ δ’ ὃς ὁ (Αγριώδης. ἀλλὰ μὴν ἑώρακάς τι, ὦ Ῥῶναν. ἦ</text:p>
            <text:p text:style-name="Table_20_Contents"><text:soft-page-break/>καὶ ἄτοπόν τι,</text:p>
            <text:p text:style-name="Table_20_Contents"/>
            <text:p text:style-name="Table_20_Contents">ὁ δέ Ῥῶναν Ἀτόπως γε, ἔφη, τῇδε τῇ νυκτὶ λάμπει ὁ’Άρης ἀστήρ.</text:p>
            <text:p text:style-name="Table_20_Contents"/>
            <text:p text:style-name="Table_20_Contents">Εἶκός, ἦ δ’ ὃς ὁ Ἁγριώδης. ἀλλὰ τοῦτο γὰρ ὤφελον εἰπεῖν’ ἦ που</text:p>
            <text:p text:style-name="Table_20_Contents">ἄτοπόν τι ε”τυχες ι’δὼν ἐν τῇ γῇ τῇ πέριξ,· οὐδέν ἄρ’ ἄτοπον</text:p>
            <text:p text:style-name="Table_20_Contents">ἑώρακας,</text:p>
            <text:p text:style-name="Table_20_Contents"/>
            <text:p text:style-name="Table_20_Contents">καὶ ὁ Ῥῶναν μελλήσας τι ὡσαύτως καὶ τὸ πρότερον τέλος</text:p>
            <text:p text:style-name="Table_20_Contents">Πολλά, ἔφη, καί ἀπόρρητα κρυπτεύει τοι ἡ ὕλη.</text:p>
            <text:p text:style-name="Table_20_Contents"/>
            <text:p text:style-name="Table_20_Contents">κινουμένου δέ τινος ἐν τοῖς δένδρεσιν αἰσθόμενος ὁ Ἁγριώδης τὸ</text:p>
            <text:p text:style-name="Table_20_Contents">τόξον πάλιν ἔλαβε τοξεύσων. ἦν δ’ ἄρ’ ἕτερος κένταυρος, μελαν-</text:p>
            <text:p text:style-name="Table_20_Contents">όθριξ ὢν καὶ τὸ σῶμα μέλας, ἀγριώτερος δοκῶν τοῦ Ῥώνανος.</text:p>
            <text:p text:style-name="Table_20_Contents"/>
            <text:p text:style-name="Table_20_Contents">καὶ ὁ Ἁγριώδης Χαῖρε, ἔφη, ὦ Ἀτηρέ. καλῶς ε”χει,·</text:p>
            <text:p text:style-name="Table_20_Contents"/>
            <text:p text:style-name="Table_20_Contents">Καλὴ ἑσπέρα, ὦ Ἁγρίωδες. εὖ ε”χεις,·</text:p>
            <text:p text:style-name="Table_20_Contents"/>
            <text:p text:style-name="Table_20_Contents">Εὖ γε. λοιπόν· ὡς ε”λεγον τῷ Ῥώνανι, ἦ καί συ ἄτοπόν τι ἄρτι</text:p>
            <text:p text:style-name="Table_20_Contents">ἑώρακας ἐνθάδε,· μονοκέρως γὰρ τετραυμάτισται· ἆρ’ οἶσθά τι περὶ</text:p>
            <text:p text:style-name="Table_20_Contents">τοῦτο,-</text:p>
            <text:p text:style-name="Table_20_Contents"/>
            <text:p text:style-name="Table_20_Contents">ὁ δέ Ἀτηρὸς προσελθὼν τῷ Ἁγριώδει καὶ πρὸς τὸν οὐρανὸν</text:p>
            <text:p text:style-name="Table_20_Contents">ἀποβλέψας ἀτεχνῶς Τῇδε τῇ νυκτί, ἔφη, λάμπει ὁ Ἄρης ἀστήρ.</text:p>
            <text:p text:style-name="Table_20_Contents"/>
            <text:p text:style-name="Table_20_Contents">Ἐγνώκαμεν, ἔφη ὁ Ἁγριώδης ἀγανακτήσας τι κατ’ αὐτοῦ. ἀλλ’</text:p>
            <text:p text:style-name="Table_20_Contents">ἦν ὁποτεροσοῦν ὑμῶν τύχῃ ι’δών τι, ἀγγελλέτω μοι τοῦτο. ἀπιτέον</text:p>
            <text:p text:style-name="Table_20_Contents">δ’ ἡμῖν.</text:p>
            <text:p text:style-name="Table_20_Contents"/>
            <text:p text:style-name="Table_20_Contents">καὶ ὁ ’Ἀρειος καὶ ἡ Ἑρμιόνη ἕσποντ’ αὐτῷ πάλιν εἷς τὴν ὕλην,</text:p>
            <text:p text:style-name="Table_20_Contents">τὸν τράχηλον εἷς τούπίσω περιστρέψαντες καί ἀτενίζοντες τέως</text:p>
            <text:p text:style-name="Table_20_Contents">πρὸς τοὺς κενταύρους μέχρι οὗ οὐκέτ’ ἦν ἰδεῖν <text:soft-page-break/>αὐτοὺς τῶν δένδρων</text:p>
            <text:p text:style-name="Table_20_Contents">ἐμποδῶν γενομένων.</text:p>
            <text:p text:style-name="Table_20_Contents"/>
            <text:p text:style-name="Table_20_Contents">ὁ δ’ Ἀγριώδης ἀγανακτῶν ε”τι Μὴ ἐλπίζετε, ἔφη, τυχήσεσθαι</text:p>
            <text:p text:style-name="Table_20_Contents">κενταύρου ἐθέλοντος ἀκριβῶς ἀποκρίνασθαι. μετεωροσκόποι γὰρ</text:p>
            <text:p text:style-name="Table_20_Contents">οἶ κατάρατοι· καὶ οὐδὲν φροντίζουσι τῶν ἐπὶ τάδε τῆς σελήνης.</text:p>
            <text:p text:style-name="Table_20_Contents"/>
            <text:p text:style-name="Table_20_Contents">ἡ δ’ Ἑρμιόνη ἦἉρα πολλοί, ἔφη, ἐνοικοῦσι τοιοῦτοι ἐνθάδε,·</text:p>
            <text:p text:style-name="Table_20_Contents"/>
            <text:p text:style-name="Table_20_Contents">Οὐ γὰρ οὖν ὀλίγοι· τὰ δ’ ἑαυτῶν πράττουσιν ὡς ἐπὶ τὸ πολὺ πλὴν</text:p>
            <text:p text:style-name="Table_20_Contents">ἀλλ’ ἀγαπητόν ἐστιν ἀεὶ παρεῖναί μοι εἴποτε βούλομαι κοινωνῆσαί</text:p>
            <text:p text:style-name="Table_20_Contents">τι. οὗ μὴν ἀλλ’ οἱ κένταυροι σοφοὶ ὄντες πολλὰ μὲν ἐπίστανται</text:p>
            <text:p text:style-name="Table_20_Contents">ὀλίγα δέ διδάσκουσιν.</text:p>
            <text:p text:style-name="Table_20_Contents"/>
            <text:p text:style-name="Table_20_Contents">ὁ δ’Ἃρειος Ἠ καὶ τὸν ψόφον, ἔφη, ἐκεῖνον τὸν πάροιθε γενόμενον</text:p>
            <text:p text:style-name="Table_20_Contents">κενταύρου ἂν εἶναι φαίης;</text:p>
            <text:p text:style-name="Table_20_Contents"/>
            <text:p text:style-name="Table_20_Contents">Μῶν ἵππου ἤκουσας δήπου ὁπλὰς ἔχοντος, ὁ μὲν οὖν τότε</text:p>
            <text:p text:style-name="Table_20_Contents">ἐκεῖνος ἦν ὁ τοὺς μονοκέρως ἀποκτείνας. οὐ γὰρ τῆς τοιαύτης</text:p>
            <text:p text:style-name="Table_20_Contents">ἠχῆς πρότερον ἥκουσα.</text:p>
            <text:p text:style-name="Table_20_Contents"/>
            <text:p text:style-name="Table_20_Contents">καὶ σκοταῖοι ε”τι ἐβάδιζον διὰ τὰ δένδρα πυκνότερα γενόμενα. ὁ δ ’</text:p>
            <text:p text:style-name="Table_20_Contents">Ἄρειος τὸν τράχηλον εἷς τούπίσω ἀεῖ περιστρέφων ἐφοβεῖτο μή</text:p>
            <text:p text:style-name="Table_20_Contents">ΠΕΡΙ ΤΗΣ ΥΛΗΣ ΤΗΣ ΑΠΟΡΡΗΤΟΥ 207</text:p>
            <text:p text:style-name="Table_20_Contents">τις ἐπιτηρῄ αὐτούς. καλὸν γὰρ εἶναι τοῦ Ἁγριώδους παρόντος</text:p>
            <text:p text:style-name="Table_20_Contents">μετὰ τῆς βαλλίστρας. παρεληλύθεσαν δέ ἀγκῶνά τινα τῆς ὁδοῦ</text:p>
            <text:p text:style-name="Table_20_Contents">καὶ ἡ Ἑρμιόνη ε”λαβετο τοῦ Ἁρείου τοῦ βραχίονος.</text:p>
            <text:p text:style-name="Table_20_Contents"/>
            <text:p text:style-name="Table_20_Contents">’Ὠ Ἁγρίωδες, ἔφη, ι’δού· σπινθῆρες ἐρυθροί. οἱ ἕτεροι πράγματ’</text:p>
            <text:p text:style-name="Table_20_Contents">ἔχουσιν.</text:p>
            <text:p text:style-name="Table_20_Contents"/>
            <text:p text:style-name="Table_20_Contents">ὁ δ’ Ἁγριώδης βοῶν Ἀλλὰ περιμένετε αὐτοῦ, ἔφη, ῶ οὗτοι, ἐν τῇ</text:p>
            <text:p text:style-name="Table_20_Contents"><text:soft-page-break/>ἀτράπῳ. ἐπάνειμι γὰρ ὑμῖν.</text:p>
            <text:p text:style-name="Table_20_Contents"/>
            <text:p text:style-name="Table_20_Contents">καὶ τούτου πολλῷ ψόφῳ διὰ τῶν θάμνων προχωροῦντος, πρὸς</text:p>
            <text:p text:style-name="Table_20_Contents">ἀλλήλους φόβον βλέποντες εἱστήκεσαν μέχρι οὗ οὐκέτ) ἦν ἀκοῦσαι</text:p>
            <text:p text:style-name="Table_20_Contents">οὐδέν εἶ μὴ τοὺς τῶν φύλλων ψιθυρισμούς.</text:p>
            <text:p text:style-name="Table_20_Contents"/>
            <text:p text:style-name="Table_20_Contents">καὶ πρὸς οὖς λέγουσα ἡ Ἑρμιόνη Μῶν οἵου, ἔφη, αὐτοὺς</text:p>
            <text:p text:style-name="Table_20_Contents">τραυματισθήναι,</text:p>
            <text:p text:style-name="Table_20_Contents"/>
            <text:p text:style-name="Table_20_Contents">Τετραυματισμένου γε τοῦ Μαλθάκου οὐ φροντὶς ἐμοί. εἰ δέ τι πάθοι</text:p>
            <text:p text:style-name="Table_20_Contents">ὁ Νεφελώδης... πάρεστι γὰρ ἐνθάδε δι’ ἡμᾶς αι’τίους γενομένους.</text:p>
            <text:p text:style-name="Table_20_Contents"/>
            <text:p text:style-name="Table_20_Contents">καὶ πολὺν δὴ χρόνον διαμείναντες ὀξύτερον ἐδόκουν ἢ τὸ ξύνηθες</text:p>
            <text:p text:style-name="Table_20_Contents">ἀκούειν· ἀτὰρ καὶ ὁ ’Άρειος τὸν νοῦν προσεῖχεν εἵπου ἐπὶ τὴν ἀκοὴν</text:p>
            <text:p text:style-name="Table_20_Contents">ἐπεφέρετο ἀνέμου συριγμὸς ἢ ἠχὴ κατάκροτος κλωνός τινος</text:p>
            <text:p text:style-name="Table_20_Contents">πατουμένου. τί γέγονεν, ἢ ποῦ οἱ ἑ’τεροι;</text:p>
            <text:p text:style-name="Table_20_Contents"/>
            <text:p text:style-name="Table_20_Contents">τέλος δέ πατάγῳ πολλῷ ὁ Ἁγριώδης κατῆλθεν ἄγων τὸν</text:p>
            <text:p text:style-name="Table_20_Contents">Νεφελώδη καί τὸν Μάλθακον καὶ τὸ Δάκος. ἐξειστήκει νῦν τελέως</text:p>
            <text:p text:style-name="Table_20_Contents">ἑαυτοῦ παρωξυμμένος σφόδρα. ὁ γὰρ Μάλθακος παίζων ὡς ἐδόκει</text:p>
            <text:p text:style-name="Table_20_Contents">ἔλαθε τὸν Νεφελώδη ἐκ τοῦ ὄπισθεν ἁρπάσας. ὁ δέ φόβῳ ἐκπεπλη-</text:p>
            <text:p text:style-name="Table_20_Contents">γμένος τοὺς σπινθῆρας ἀφῆκεν.</text:p>
            <text:p text:style-name="Table_20_Contents"/>
            <text:p text:style-name="Table_20_Contents">“Ερμαιον ἂν εἴη ἀνέλπιστον δὴ εἶ νῦν λάβοιμέν τι ὑμῶν τοσοῦτον</text:p>
            <text:p text:style-name="Table_20_Contents">θορυβησάντων. λοιπόν. μεταβλητέον γὰρ τοὺς λόχους. σὺ μὲν οὖν,</text:p>
            <text:p text:style-name="Table_20_Contents">ὦ Νεφέλωδες, προσχώρει ἐμοὶ καί τῇ Ἑρμιόνῃ· σύ δέ, ῶ θἈρειε, τῷ</text:p>
            <text:p text:style-name="Table_20_Contents">Δάκει καί τῶ βλακῖ τουτῳί. καὶ πρὸς οὖς λέγων ι’δίᾳ τῴ Ἁρείῳ</text:p>
            <text:p text:style-name="Table_20_Contents">Ξύγγνωθί μοι, ἐφη, χαλεπώτερον δ’ ε”σται ἐκφοβεῖν σέ. καὶ πᾶσ’</text:p>
            <text:p text:style-name="Table_20_Contents">ἀνάγκη ἀπεργάσασθαι ταῦτα.</text:p>
            <text:p text:style-name="Table_20_Contents"/>
            <text:p text:style-name="Table_20_Contents">ἐπορεύθη οὖν ὁ Ἄρειος εἷς μέσην τὴν ὕλην μετὰ τοῦ Μαλθάκου</text:p>
            <text:p text:style-name="Table_20_Contents"><text:soft-page-break/>καί τοῦ Δάκους. καί ἐβάδιζον δι’ ἡμιωρίου μακροτέραν ἀεὶ εἷς τὴν</text:p>
            <text:p text:style-name="Table_20_Contents">ὕλην μέχρι οὗ μόλις ῆν ἰδεῖν ε”τι τὴν ἄτραπον δυσεύρετον διὰ τὴν</text:p>
            <text:p text:style-name="Table_20_Contents">δένδρων πυκνότητα γενομένην. καὶ τὸ αῖμα πυκνότερον γενέσθαι</text:p>
            <text:p text:style-name="Table_20_Contents">ἐφαίνετο τῷ γ’ Ἆρείῳ, καθαιμαγμένων τῶν δένδρου ῥιζῶν ὥσπερ</text:p>
            <text:p text:style-name="Table_20_Contents">εἶ ὁ ἄθλιος δι’ ὀδύνης πλησίον ἐκαλινδεῖτο. ὁ δ’ ’Άρειος εἷς τὸ</text:p>
            <text:p text:style-name="Table_20_Contents">ἔμπροσθεν βλέπων διὰ φυλλάδας συμπεπλεγμένας ἀρχαίας τινὸς</text:p>
            <text:p text:style-name="Table_20_Contents">δρυὸς χωρίον κατεῖδε δένδρων κενόν.</text:p>
            <text:p text:style-name="Table_20_Contents"/>
            <text:p text:style-name="Table_20_Contents">Ἰδού, ἔφη, τὴν δεξιὰν ἅμα ἐκτείνας παύσων τὸν Μάλθακον.</text:p>
            <text:p text:style-name="Table_20_Contents"/>
            <text:p text:style-name="Table_20_Contents">ε”στιλβε γὰρ χαμαὶ χρῆμά τι λευκόν. ἐγγυτέρω δέ βραδέως προσ-</text:p>
            <text:p text:style-name="Table_20_Contents">ιόντες συνῄδεσαν αὐτῷ τῷ μονοκέρῳ ὄντι, καὶ τούτῳ τεθνεῶτι. ὁ δ’</text:p>
            <text:p text:style-name="Table_20_Contents">208 ΑΡΕιοΣ ΠοΤΗΡ</text:p>
            <text:p text:style-name="Table_20_Contents"/>
            <text:p text:style-name="Table_20_Contents">’Άρειος οὐπώποθ’ ἑωράκει τι μετέχον εἷς τοσοῦτο τοῦ καλοῦ</text:p>
            <text:p text:style-name="Table_20_Contents">ξύναμα καὶ τοῦ λυπηροῦ. ε”κειτο γὰρ τὰ μὲν σκέλη καλὰ ὄντα καὶ</text:p>
            <text:p text:style-name="Table_20_Contents">χαρίεντα οὐδενὶ κόσμῳ παρέχων, τὴν δέ χαίτην πεπετασμένην</text:p>
            <text:p text:style-name="Table_20_Contents">λευκοτάτην παρὰ τὰ φύλλα μέλανα.</text:p>
            <text:p text:style-name="Table_20_Contents"/>
            <text:p text:style-name="Table_20_Contents">καὶ ὀλίγον προύχώρησεν ἐκεῖνος πρὸς τὸ πέσημα καὶ ἀκούσας</text:p>
            <text:p text:style-name="Table_20_Contents">ψόφον ι’λυσπωμένου τινὸς εἱστήκει ἀκίνητος. καὶ εἶδε τοῦτο μὲν</text:p>
            <text:p text:style-name="Table_20_Contents">θάμνον κινούμενον, τοῦτο δὲ ἐκ τῶν σκιῶν χαμαιπετῆ ἕρποντά τινα</text:p>
            <text:p text:style-name="Table_20_Contents">ἄχρι τῆς κεφαλῆς φάρει κεκαλυμμένον καὶ κνωδάλῳ τινὶ μάλιστ’</text:p>
            <text:p text:style-name="Table_20_Contents">ἐοικότα θηρευτῇ. ὁ δ’ Ἄρειος καί ὁ Μάλθακος καὶ τὸ Δάκος φόβῳ</text:p>
            <text:p text:style-name="Table_20_Contents">ἐκπεπληγμένοι ἐθεώρουν αὐτὸν προσκύπτοντα παρὰ τὴν τοῦ τραύ-</text:p>
            <text:p text:style-name="Table_20_Contents">ματος πλευρὰν ὡς αἵματος ἐκ τοῦ ἕλκους πιόμενος.</text:p>
            <text:p text:style-name="Table_20_Contents"/>
            <text:p text:style-name="Table_20_Contents">Ὀττοτοτοτοῖ.</text:p>
            <text:p text:style-name="Table_20_Contents"/>
            <text:p text:style-name="Table_20_Contents">οὕτω μὲν γὰρ Μάλθακος λιγὺ ὀτοτύξας ἀπέδραμε συμφεύγοντος</text:p>
            <text:p text:style-name="Table_20_Contents"><text:soft-page-break/>ἅμα καὶ τοῦ Δάκους. ὁ δ’ ἀνανεύσας εὐθὺ τοῦ Ἁρείου δεινὸν ἐκ τῶν</text:p>
            <text:p text:style-name="Table_20_Contents">καλυμμάτων ἔδρακεν, αἵματος τοῦ μονοκέρως τέως καταστάζοντος</text:p>
            <text:p text:style-name="Table_20_Contents">κατὰ τὸ στῆθος. καί ἀναστὰς ὡρμήθη πρὸς αὑτὸν φόβῳ ἤδη</text:p>
            <text:p text:style-name="Table_20_Contents">νεναρκηκότα.</text:p>
            <text:p text:style-name="Table_20_Contents"/>
            <text:p text:style-name="Table_20_Contents">τηνικαῦτα δὴ τὴν κεφαλὴν ἤλγει ὁ ’Άρειος ὅσον οὐπώποτε, και-</text:p>
            <text:p text:style-name="Table_20_Contents">ομένης τῆς οὐλῆς ὡς δοκεῖν. καὶ δι ’ ἀλγηδόνα μόνον οὐ τετυφλωμένος</text:p>
            <text:p text:style-name="Table_20_Contents">σφαλεροῖς τοῖς ποσὶν ἀνεχώρησεν, ἀκούων ἅμα ψόφον ἵππου δρόμῳ</text:p>
            <text:p text:style-name="Table_20_Contents">προσιόντος. ὁ δέ ὑπερπηδήσας αὐτὸν εἰσέπεσεν εὐθὺς τῷ ἀγνώτῳ.</text:p>
            <text:p text:style-name="Table_20_Contents"/>
            <text:p text:style-name="Table_20_Contents">ὁ δ’ Ἄρειος ἤδη τοσοῦτ’ ε”καμνε τὴν κεφαλὴν ὥστε γνὺξ πεσὼν</text:p>
            <text:p text:style-name="Table_20_Contents">ἐπὶ χρόνον λιποψυχεῖν. καὶ ἔμφρων πάλιν γενόμενος, οἰχομένου τοῦ</text:p>
            <text:p text:style-name="Table_20_Contents">ἀγνώτου, κένταυρον εἶδε προσκύπτοντα αὐτῷ, οὔτε Ῥῶνανα οὔτε</text:p>
            <text:p text:style-name="Table_20_Contents">Ἀτηρόν, ἄλλον δέ τινα, νεώτερον δ’ ὡς ἐδόκει, λευκότριχα τ’ ὅντα</text:p>
            <text:p text:style-name="Table_20_Contents">καὶ μάλα πωλικὸν τὸ σχῆμα.</text:p>
            <text:p text:style-name="Table_20_Contents"/>
            <text:p text:style-name="Table_20_Contents">ὁ δ’ῗΗ εὖ ε”χεις; ε”φη ἀνιστὰς ἅμα τὸν ’Ἀρειον</text:p>
            <text:p text:style-name="Table_20_Contents"/>
            <text:p text:style-name="Table_20_Contents">Οὕτως. χάριν οῖδα σοί. ἀλλ’ ἐκεῖνος ποῖός τις ἦν ἅρα;</text:p>
            <text:p text:style-name="Table_20_Contents"/>
            <text:p text:style-name="Table_20_Contents">ὁ δέ κένταυρος εἶπε μὲν οὐδέν ἀπέβλεπε δέ πρὸς αὐτὸν πολλῆς</text:p>
            <text:p text:style-name="Table_20_Contents">μετὰ σπουδῆς - ὀφθαλμοὶ δ’ ἦσαν αὐτῷ σαπφείρινοι τὸ χρῶμα -</text:p>
            <text:p text:style-name="Table_20_Contents">ἄλλως τε καὶ πρὸς τὴν οὐλὴν ἀτενίζων προύχουσαν ἤδη τῆς ὅψεως</text:p>
            <text:p text:style-name="Table_20_Contents">καὶ πελιτνὴν γενομένην.</text:p>
            <text:p text:style-name="Table_20_Contents"/>
            <text:p text:style-name="Table_20_Contents">Σὺ γάρ, ἔφη, εἶὸ τῶν Ποτήρων παῖς. ἐπανιτέον οὖν σοὶ πρὸς τὸν</text:p>
            <text:p text:style-name="Table_20_Contents">Ἁγριώδη. καὶ γὰρ τὰ νῦν ἐν ἐπικινδύνῳ εἶ σὺ εἴτις ἄλλος ἐν τῇ ὕλῃ</text:p>
            <text:p text:style-name="Table_20_Contents">μένων. ἆρ’ ἱππεύειν οἶσθα,· οὕτω γὰρ θᾶττον ἂν ἔλθοις.</text:p>
            <text:p text:style-name="Table_20_Contents"/>
            <text:p text:style-name="Table_20_Contents">τοῦνομά ἐστί μοι Φλωρεντείας, ἔφη, μεταξὺ πρόσω κατακύπτων</text:p>
            <text:p text:style-name="Table_20_Contents"><text:soft-page-break/>ὥστε ἐκεῖνον ἐπὶ νῶτον δέχεσθαι.</text:p>
            <text:p text:style-name="Table_20_Contents"/>
            <text:p text:style-name="Table_20_Contents">καί ἐνταῦθα ἦν ἀκοῦσαι ἵππων ἄλλων ἐκεῖσε προσιόντων. καὶ ὁ</text:p>
            <text:p text:style-name="Table_20_Contents">Ῥῶναν καὶ ὁ Ἀτηρός δρομαῖοι ἐκ τῶν δένδρων ἐφάνησαν, ἱδρῶτα</text:p>
            <text:p text:style-name="Table_20_Contents">στάζοντες πλευρῶν ἄπο σφυζουσῶν.</text:p>
            <text:p text:style-name="Table_20_Contents">ΠΕΡΙ ΤΗΣ ΥΛΗΣ ΤΗΣ ΑΠοΡΡΗΤογ 209</text:p>
            <text:p text:style-name="Table_20_Contents"/>
            <text:p text:style-name="Table_20_Contents">καὶ ὁ Ἀτηρὸς σφόδρα παρωξυμμένος Ὦ Φλωρεντεία, ἔφη. τί</text:p>
            <text:p text:style-name="Table_20_Contents"/>
            <text:p text:style-name="Table_20_Contents">πράττεις, ἄνθρωπον γὰρ ἐπὶ νώτῳ φέρεις, οὔκουν αἰσχύνῃ,- ἦ καὶ</text:p>
            <text:p text:style-name="Table_20_Contents">ἡμίονος εἶ τῶν ἐπιτυχόντων;</text:p>
            <text:p text:style-name="Table_20_Contents"/>
            <text:p text:style-name="Table_20_Contents">ὁ δέ Ἀλλ’ οὐκ οἶσθα, ἔφη, ἐκεῖνον ὅστις ἐστίν; οὗτος γάρ ἐστιν ὁ</text:p>
            <text:p text:style-name="Table_20_Contents">τῶν Ποτήρων παῖς. ὅσῳ θᾶττον ἐκ τῆς ὕλης τῆσδε φεύγει τόσῳ</text:p>
            <text:p text:style-name="Table_20_Contents">ἄμεινον.</text:p>
            <text:p text:style-name="Table_20_Contents"/>
            <text:p text:style-name="Table_20_Contents">ὁ δέ Ἀτηρός Ἀλλὰ τί ἐδίδασκες αὐτόν, ε”φη γρύζων. μέμνησο, ὦ</text:p>
            <text:p text:style-name="Table_20_Contents">Φλωρεντεία, ἐκεῖνο ὅτι ὀμωμόκαμεν μὴ ἐναντιώσεσθαι τοῖς τοῦ</text:p>
            <text:p text:style-name="Table_20_Contents">οὐρανοῦ πράγμασιν. οὔκουν ἀνεγνώκαμεν τὰ ἐσόμενα βλέποντες</text:p>
            <text:p text:style-name="Table_20_Contents">πρὸς τὰς τῶν πλανήτων ἀστέρων κινήσεις;</text:p>
            <text:p text:style-name="Table_20_Contents"/>
            <text:p text:style-name="Table_20_Contents">ὁ δέ Ῥῶναν δι’ ἀπορίας τὴν γὴν πατῶν, Ξύνοιδ’ ἔγωγε, ε”φη</text:p>
            <text:p text:style-name="Table_20_Contents">σκυθρωπάζων, τῷ Φλωρεντεία, πράξαντι ἅπερ ᾠήθη βέλτιστα.</text:p>
            <text:p text:style-name="Table_20_Contents"/>
            <text:p text:style-name="Table_20_Contents">ὁ δέ Ἀτηρὸς χόλου χάριν τοῖς ὀπισθίοις σκέλεσι σκιρτῶν ῗΗ</text:p>
            <text:p text:style-name="Table_20_Contents">τὸ βέλτιστα λέγεις; τί πρὸς ἡμᾶς τοῦτο τὸ πρᾶγμα, οἱ γάρ τοι</text:p>
            <text:p text:style-name="Table_20_Contents">κένταυροι ἔχουσιν ὅλοι περὶ τὰ εἱμαρμένα, ἡμέτερον δ’ οὐκ ε”στι</text:p>
            <text:p text:style-name="Table_20_Contents">περιπολεῖν δήπου ἐν τῇ ὕλῃ οὐδὲν ὄνων διαφέροντας περὶ τούς</text:p>
            <text:p text:style-name="Table_20_Contents">ταλαιπώρους τῶν ἀνθρώπων σπουδάζοντας.</text:p>
            <text:p text:style-name="Table_20_Contents"/>
            <text:p text:style-name="Table_20_Contents">καὶ ὁ Φλωρεντείας ἄφνω δι’ ὀργῆς ἐξήλατο ὥστ’ ἐδέησε τὸν</text:p>
            <text:p text:style-name="Table_20_Contents">Ἄρειον τῶν ὤμων λαβέσθαι ὅπως μὴ ἀναχαιτισθῄ.</text:p>
            <text:p text:style-name="Table_20_Contents"/>
            <text:p text:style-name="Table_20_Contents"><text:soft-page-break/>καί καταβοῶν τοῦ Ἀτηροῦ Οὔκουν εἶδες, ἔφη, τὸν μονοκέρων,·</text:p>
            <text:p text:style-name="Table_20_Contents">ἢ οὐ συνίης διὰ τί ἀπέθανεν,· ἀλλ’ οἱ πλάνητες ἀστέρες οὖ δήπου</text:p>
            <text:p text:style-name="Table_20_Contents">τὸ κεκρυμμένον ἔδειξαν σοί, ε”γωγε γὰρ ἐναντιοῦμαι τῴ εἷς τήνδε</text:p>
            <text:p text:style-name="Table_20_Contents">τὴν ὕλην καταδεδυκότι, ὦ Ἀτηρέ, καὶ μετὰ τῶν ἀνθρώπων, εἶ</text:p>
            <text:p text:style-name="Table_20_Contents">δεῖ.</text:p>
            <text:p text:style-name="Table_20_Contents"/>
            <text:p text:style-name="Table_20_Contents">καὶ ταῦτ’ εἰπὼν ἐπεστρέψατο καί τοῦ Ἁρείου κατὰ δύναμιν λαμ-</text:p>
            <text:p text:style-name="Table_20_Contents">βανομένου εἷς τὰ δένδρα ἀπῆλθε καταλιπὼν τὸν Ῥώνανα καὶ τὸν</text:p>
            <text:p text:style-name="Table_20_Contents">Ἁτηρόν.</text:p>
            <text:p text:style-name="Table_20_Contents"/>
            <text:p text:style-name="Table_20_Contents">ὁ δ’ Ἄρειος ἀμέλει ἀπορῶν οὐδέν συνίει τῶν γεγενημένων.</text:p>
            <text:p text:style-name="Table_20_Contents"/>
            <text:p text:style-name="Table_20_Contents">Διὰ τί ὁ Ἀτηρός, ἔφη, οὕτω δυσχεραίνεται,- ἢ ἀπὸ τίνος σύ γ’</text:p>
            <text:p text:style-name="Table_20_Contents">ἄρα ε”σωσάς με,·</text:p>
            <text:p text:style-name="Table_20_Contents"/>
            <text:p text:style-name="Table_20_Contents">ἐκεῖνος δέ βραδύτερον ἤδη βαδίζων παρῄνεσε μὲν τῷ Ἁρείῳ</text:p>
            <text:p text:style-name="Table_20_Contents">εὐλαβεῖσθαι μὴ θέλοντι τὴν κεφαλὴν λυπεῖσθαι προσπίπτοντι τοῖς</text:p>
            <text:p text:style-name="Table_20_Contents">ὕπερθεν κλάδοις, ἀπεκρίνατο δ’ οὐδὲν περὶ τὰ ἠρωτημένα. καί</text:p>
            <text:p text:style-name="Table_20_Contents">τοσοῦτον χρόνον διὰ τῶν δένδρων σιωπῇ προύχώρουν ὥσθ’ ὁ</text:p>
            <text:p text:style-name="Table_20_Contents">’Ἁρειος ἐνόμιζεν ἐκεῖνον οὐ βούλεσθαι οὐκέτι διαλέγεσθαι μετ’</text:p>
            <text:p text:style-name="Table_20_Contents">αὐτοῦ. ἀλλ’ ἥνικ’ ε”βαινον διὰ θάμνων μάλιστα πυκνῶν, τήνιχ’ ὁ</text:p>
            <text:p text:style-name="Table_20_Contents">Φλωρεντείας ἐξ ἀπροσδοκήτου εἱστήκει.</text:p>
            <text:p text:style-name="Table_20_Contents"/>
            <text:p text:style-name="Table_20_Contents">Ὦ Ἄρειε, ἔφη, ὦ Ποτέρ, ἆρ’ οἶσθα περὶ τὸ τῶν μονοκέρων</text:p>
            <text:p text:style-name="Table_20_Contents">αἷμα ἐφ’ ᾧ χρῆται,</text:p>
            <text:p text:style-name="Table_20_Contents"/>
            <text:p text:style-name="Table_20_Contents">’Ήκιστά γε, ἧ δ’ ὅς’ ἐταράχθη γὰρ ἀτοπώτατον οἰόμενος τὸ</text:p>
            <text:p text:style-name="Table_20_Contents">210 ΑΡΕῙΟΣ ΠοΤΗΡ</text:p>
            <text:p text:style-name="Table_20_Contents">ἠρωτημένον. Οὐδενὶ γὰρ μέρει ἐχρησάμεθα τῶν μονοκέρων περὶτῶν</text:p>
            <text:p text:style-name="Table_20_Contents">πόσεων ὄντες εἰμὴ τῇ οὐρᾷ ἢ τῷ κέρατι.</text:p>
            <text:p text:style-name="Table_20_Contents"/>
            <text:p text:style-name="Table_20_Contents">Ἀλλὰ γὰρ πάνδεινόν ἐστι φονεύειν τοὺς <text:soft-page-break/>μονοκέρως. ἀλλ ’ οὐδεὶς εἰς</text:p>
            <text:p text:style-name="Table_20_Contents">τοσοῦτο τῆς ἀδικίας προέλθοι ἂν εἰμὴ τὸ πᾶν βούλοιτο παραβαλ-</text:p>
            <text:p text:style-name="Table_20_Contents">έσθαι. τὸ γὰρ αἷμα τὸ τοῦ μονοκέρω ἵππου πεπωκώς τις καί εἰ ἐφ’</text:p>
            <text:p text:style-name="Table_20_Contents">’Άιδου οὐδῷ γενόμενος ἔχει περιεῖναι’ οὐ μὴν ἀλλὰ δεινὴν τούτων</text:p>
            <text:p text:style-name="Table_20_Contents">ποτὲ δώσει δίκην. φονεύσας γὰρ καθαρόν τι καί ἀβλαβές ὡς σωσ-</text:p>
            <text:p text:style-name="Table_20_Contents">όμενος σεαυτὸν διαγαγεῖν δεήσει σε βίον οὐ βιωτὸν οὐδ’ ἀνασχετόν,</text:p>
            <text:p text:style-name="Table_20_Contents">κατάρατον μὲν οὖν λέγω εἷς ἀεὶ ἐξ οὗ τοῦ αἵματος ἅπαξ πέπωκας.</text:p>
            <text:p text:style-name="Table_20_Contents"/>
            <text:p text:style-name="Table_20_Contents">ὁ δ’ Ἄρειος ἀτενέσι τοῖς ὄμμασιν ε”βλεπε συνεχῶς τὸν</text:p>
            <text:p text:style-name="Table_20_Contents">Φλωρεντείαν πρὸς τοῦπισθεν τῆς κεφαλῆς, καταστίκτου καὶ</text:p>
            <text:p text:style-name="Table_20_Contents">ἀργυροειδοῦς φαινομένης ἐν φωτὶ σελήνης.</text:p>
            <text:p text:style-name="Table_20_Contents"/>
            <text:p text:style-name="Table_20_Contents">Ἀλλὰ τίς, ἔλεγεν εἷς ἑαυτόν, εἷς τοσοῦτο τῆς ἀθυμίας παρέλθοι ἅν; εἶ</text:p>
            <text:p text:style-name="Table_20_Contents">γὰρ εἷς ἀεὶ κατάρατος εἴης, ἦ μὴν βέλτιον ἂν εἴη τεθνηκέναι,·</text:p>
            <text:p text:style-name="Table_20_Contents"/>
            <text:p text:style-name="Table_20_Contents">ἐκεῖνος δέ Βέλτιον δή, ἔφη. εἴ γε μὴ δέοι σε περιεῖναι μέχρι</text:p>
            <text:p text:style-name="Table_20_Contents">τοσούτου μόνον, ἕως ἂν οἷός τ’ ᾗς πιεῖν ἄλλου τινὸς οὗ καὶ πεπωκὼς</text:p>
            <text:p text:style-name="Table_20_Contents">ἀναλάβοις ἂν σεαυτὸν ἀνακεκτημένος τήν τε πρὶν δύναμιν ἅπασαν</text:p>
            <text:p text:style-name="Table_20_Contents">καὶ πᾶν τὸ κράτος. καὶ μὴν καὶ πιόντι ἀδύνατον ἂν εἴη σοὶ</text:p>
            <text:p text:style-name="Table_20_Contents">ἀποθανεῖν. ὦ θαυμάσιε Ποτέρ, ἦ που οἶσθα τί ἐστι τὸ νῦν δὴ</text:p>
            <text:p text:style-name="Table_20_Contents">ἐν τῷ φρουρίῳ κεκρυμμένον,’</text:p>
            <text:p text:style-name="Table_20_Contents"/>
            <text:p text:style-name="Table_20_Contents">’Ἡ γε τοῦ φιλοσόφου λίθος τίκτει δήπου τὸ τῆς ζωῆς φάρμακον</text:p>
            <text:p text:style-name="Table_20_Contents">ὅπερ καὶ ἀθάνατον ποιήσει τὸν πεπωκότα. ἀλλ’ οὐ συνίημι τίς -</text:p>
            <text:p text:style-name="Table_20_Contents"/>
            <text:p text:style-name="Table_20_Contents">Εἶτα οὐκ ἐννοεῖσθαι ε”χεις οὐδένα ὅστις πολλὰ ε”τη περιέμενεν ὡς</text:p>
            <text:p text:style-name="Table_20_Contents">τὴν δύναμιν τὴν πεπτωκυῖαν ἐπανορθώσων ζῶν ἁμωσγέπως καί</text:p>
            <text:p text:style-name="Table_20_Contents">καιρὸν καραδοκῶν,-</text:p>
            <text:p text:style-name="Table_20_Contents"/>
            <text:p text:style-name="Table_20_Contents">τῷ δ’ Ἁρείῳ ἔδοξεν ἡ καρδία σφιγχθῆναι ὥσπερ <text:soft-page-break/>πυγμῇ τινι</text:p>
            <text:p text:style-name="Table_20_Contents">σιδηρᾷ ἐχομένη, ἀκούοντι μεταξὺ τοῦ τῶν δένδρων ψόφου μάλ’</text:p>
            <text:p text:style-name="Table_20_Contents">αὖθις τὰ τοῦ Ἁγριώδους καθάπερ ἐκείνῃ τῇ νυκτὶ ὅτε πρῶτον</text:p>
            <text:p text:style-name="Table_20_Contents">ἐνέτυχεν αὐτῷ’ Οἱ μὲν γάρ φασι τεθνηκέναι αὐτόν, ληροῦντες, ὡς</text:p>
            <text:p text:style-name="Table_20_Contents">οἶμαι, οὐκ εἶδότες εἴγ’άρα τοσοῦτο ἔτι μετεῖχε τοῦ ἀνθρωπίνου ὥστε</text:p>
            <text:p text:style-name="Table_20_Contents">θανάσιμον εἶναι.</text:p>
            <text:p text:style-name="Table_20_Contents"/>
            <text:p text:style-name="Table_20_Contents">Ἠ καῖ λέγεις ὅτι ἐκεῖνος ἦν ὁ Φολιδο -</text:p>
            <text:p text:style-name="Table_20_Contents"/>
            <text:p text:style-name="Table_20_Contents">ἀλλ’ ὑπέλαβεν ἡ Ἑρμιόνη κατὰ τὴν ἄτραπον τρέχουσα πρὸς</text:p>
            <text:p text:style-name="Table_20_Contents">αὐτούς, τοῦ Ἁγριώδους ἅμα κατόπιν πνευστιῶντος καί Ἄρειε,</text:p>
            <text:p text:style-name="Table_20_Contents">Ἃρειε, φάσκουσα, ἆρα σῶς εἶ;</text:p>
            <text:p text:style-name="Table_20_Contents"/>
            <text:p text:style-name="Table_20_Contents">ὁ δέ σχεδὸν οὐκ εἰδὼς ὅ τι λέγει ’Έγωγε, ἔφη. ὁ δὲ μονοκέρως</text:p>
            <text:p text:style-name="Table_20_Contents">ἵππος, ὦ Ἁγρίωδες, τέθνηκεν ἐκεῖ ἐν τοῖς δένδρεσι κείμενος.</text:p>
            <text:p text:style-name="Table_20_Contents"/>
            <text:p text:style-name="Table_20_Contents">τοῦ δ’ Ἁγριώδους ἀναθρῆσαι τὸν μονοκέρων σπεύδοντος ὁ</text:p>
            <text:p text:style-name="Table_20_Contents">Φλωρεντείας τονθορύζων Ἀλλὰ νῦν δή, ἔφη, ἀνάγκη ἐστὶν</text:p>
            <text:p text:style-name="Table_20_Contents">ἀπελθεῖν. ἐν ἀσφαλεῖ γὰρ εἶ σύ.</text:p>
            <text:p text:style-name="Table_20_Contents">ΠΕΡΙ ΤΗΣ γΛΗΣ ΤΗΣ ΑΠοΡΡΗΤοΥ 2] 1</text:p>
            <text:p text:style-name="Table_20_Contents"/>
            <text:p text:style-name="Table_20_Contents">καὶ καταβάντος τοῦ Ἁρείου Εὐδαιμονοίης, ἔφη, ὦ ’Άρειε Ποτέρ,</text:p>
            <text:p text:style-name="Table_20_Contents"/>
            <text:p text:style-name="Table_20_Contents">ἀλλὰ γὰρ ἐνίοτε καὶ οἱ κένταυροι ἐσφάλησαν περὶ τὰ τῶν πλανήτων</text:p>
            <text:p text:style-name="Table_20_Contents">ἀστέρων. ἐλπίζω οὖν καὶ αὐτὸς καί περὶ τὰ νῦν ἡμαρτηκέναι.</text:p>
            <text:p text:style-name="Table_20_Contents"/>
            <text:p text:style-name="Table_20_Contents">καὶ ἐπιστρεψάμενος πάλιν εἰς τὴν βαθεῖαν ὕλην δρόμῳ ἀπέβη,</text:p>
            <text:p text:style-name="Table_20_Contents">τὸν “Ἀρειον καταλιπων ῥιγοῦντα.</text:p>
            <text:p text:style-name="Table_20_Contents"/>
            <text:p text:style-name="Table_20_Contents">&gt;ἰ&lt;</text:p>
            <text:p text:style-name="Table_20_Contents">ἐν δέ τούτῳ ὁ Ῥοῶν ἐν τῷ κοινείῳ εἷς ὕπνον ἔπεσε μεταξὺ περι-</text:p>
            <text:p text:style-name="Table_20_Contents">μένων σκοταῖος ἕως ἐκεῖνοι ἐπανέλθωσιν ἄν. τοῦ δ’ Ἁρείου τραχέως</text:p>
            <text:p text:style-name="Table_20_Contents">ἐγείραντος αὐτὸν πρῶτον μὲν εἰκῇ ἐβόα τι περὶ τῶν <text:soft-page-break/>ἐν ἀγῶνί τινι</text:p>
            <text:p text:style-name="Table_20_Contents">ι’καροσφαιρικῴ ἀδικούντων, ἐν δ’ ἀκαρεῖ κεχηνὼς ἤκουεν ἐκείνου</text:p>
            <text:p text:style-name="Table_20_Contents">διεξιόντος αὐτῷ καὶ τῇ Ἑρμιόνῃ τί ἐν ὕλῃ γέγονεν.</text:p>
            <text:p text:style-name="Table_20_Contents"/>
            <text:p text:style-name="Table_20_Contents">ὁ δέ οὐχ οἶός τ’ ὢν καθίσαι ε”τι τρέμων ἄνω κάτω πρὸ τῆς</text:p>
            <text:p text:style-name="Table_20_Contents">ἐσχάρας περιεπάτει.</text:p>
            <text:p text:style-name="Table_20_Contents"/>
            <text:p text:style-name="Table_20_Contents">Ὁ μὲν οὖν Σίναπυς τῆς λίθου τῷ Φολιδομορτῴ δώσων ἐπιθυμεῖ,</text:p>
            <text:p text:style-name="Table_20_Contents">ὁ δὲ ἐν ὕλῂ περιμένει ἀλλ’ ἦ ἐκ τοσούτου χρόνου νομίζομεν ἐπὶ</text:p>
            <text:p text:style-name="Table_20_Contents">χρυσῷ μόνον σπουδάζειν τὸν Σίναπυν;</text:p>
            <text:p text:style-name="Table_20_Contents"/>
            <text:p text:style-name="Table_20_Contents">Ἀλλὰ πέπαυσο ὀνομάζων αὐτόν, εἶπεν ὁ Ῥόων διὰ φόβου εἷς οὖς</text:p>
            <text:p text:style-name="Table_20_Contents">αὐτῷ ψιθυρίζων, ὥσπερ εἷ τῷ Φολιδομορτῷ ἐξῆν ἀκροᾶσθαι</text:p>
            <text:p text:style-name="Table_20_Contents">αὐτῶν δήπου.</text:p>
            <text:p text:style-name="Table_20_Contents"/>
            <text:p text:style-name="Table_20_Contents">ταῦτα δ’ ὁ ’Ἁρειος παρέλιπεν, ἀναλαβὼν δ’ Ὁ Φλωρεντείας, ἔφη,</text:p>
            <text:p text:style-name="Table_20_Contents">ἔσωσέ με καίπερ οὗ προσῆκον. ὁ γὰρ Ἀτηρὸς παντοῖος ἐγένετο</text:p>
            <text:p text:style-name="Table_20_Contents">λέγων ὅτι οὐ προσήκει πολυπραγμονεῖν περὶ τὰ τοῖς πλάνησιν</text:p>
            <text:p text:style-name="Table_20_Contents">ἀστράσιν εἱμαρμένα. εἵμαρτο γὰρ δηλαδὴ τὸν Φολιδομορτόν κατι-</text:p>
            <text:p text:style-name="Table_20_Contents">έναι μέλλειν. πέπεισται δὲ ὁ Ἀτηρὸς ὡς ὁ Φλωρεντείας ὤφελεν</text:p>
            <text:p text:style-name="Table_20_Contents">ἐᾶσαι τὸν Φολιδομορτὸν ἀποκτεῖναί με καὶ τοῦτο δήπου τοῖς</text:p>
            <text:p text:style-name="Table_20_Contents">ἀστράσιν εἵμαρται.</text:p>
            <text:p text:style-name="Table_20_Contents"/>
            <text:p text:style-name="Table_20_Contents">ὁ δέ Ῥοῶν συρίζων Οὔκουν παύσῃ σύ, ἔφη, ὀνομάζων</text:p>
            <text:p text:style-name="Table_20_Contents">ἐκεῖνον.</text:p>
            <text:p text:style-name="Table_20_Contents"/>
            <text:p text:style-name="Table_20_Contents">’Άρειος δέ ὡς παραπεπληγμένος ’Ώστε μενετέον μοι, ἔφη,</text:p>
            <text:p text:style-name="Table_20_Contents">ἕως ἂν ὁ Σίναπυς κλέψῃ τὴν λίθον· τότε δὴ ὁ Φολιδομορτὸς</text:p>
            <text:p text:style-name="Table_20_Contents">τέλος δυνήσεται διαφθεῖραί με. ἀλλ’ οὖν ὅ γε Ἀτηρὸς οἶμαι</text:p>
            <text:p text:style-name="Table_20_Contents">εὐφρανεῖται.</text:p>
            <text:p text:style-name="Table_20_Contents"/>
            <text:p text:style-name="Table_20_Contents">ἡ δ’ Ἑρμιόνη φοβεῖσθαι μὲν ἐδόκει, παραμυθομένη δ’ ὅμως εἶπε</text:p>
            <text:p text:style-name="Table_20_Contents"><text:soft-page-break/>τάδε·</text:p>
            <text:p text:style-name="Table_20_Contents"/>
            <text:p text:style-name="Table_20_Contents">διΩ “Ἀρειε, ἔφη, λέγεται ὅτι μόνον τὸν Διμπλόδωρον ἐφοβεῖτο</text:p>
            <text:p text:style-name="Table_20_Contents">ὁ δεῖνα. παρόντος οὖν τοῦ Διμπλοδώρου ὁ δεῖνα οὐ βλάψει σε.</text:p>
            <text:p text:style-name="Table_20_Contents">ἀλλὰ νὴ Δί’ ὀρθῶς λέγουσιν ἀεὶ οἱ κένταυροι; ε”μοιγε γὰρ τὰ</text:p>
            <text:p text:style-name="Table_20_Contents">τοιαῦτα ὡς δοκεῖν μετέχει τι τῆς τερατολογίας, καὶ ταύτην</text:p>
            <text:p text:style-name="Table_20_Contents">δὴ ἡ πάνυ Μαγονωγαλέα νομίζει μέρος εἶναι τῆς μαγικῆς οὐδέν</text:p>
            <text:p text:style-name="Table_20_Contents">ἀκριβές.</text:p>
            <text:p text:style-name="Table_20_Contents">212 ΑΡΕιοΣ ΠοΤΗΡ</text:p>
            <text:p text:style-name="Table_20_Contents"/>
            <text:p text:style-name="Table_20_Contents">καὶ πρὸς ἡμέραν ἐγίγνετο πολλοῦ ἔτ’ ὄντος τοῦ περὶ ταῦτα</text:p>
            <text:p text:style-name="Table_20_Contents">λόγου. τέλος δέ τῷ λαλεῖν τετρυχωμένοι καί βράγχου ἐπιγενομένου</text:p>
            <text:p text:style-name="Table_20_Contents">αὐτοῖς ἐκοιμήθησαν. ἄλλο δέ τι ἀπροσδόκητον ε”δει γενέσθαί ὁ γὰρ</text:p>
            <text:p text:style-name="Table_20_Contents">’Ἁρειος μεταξὺ τὰ τῆς κλίνης στρώματα διατιθεὶς ηὗρεν ὑπένερθε</text:p>
            <text:p text:style-name="Table_20_Contents">τὴν χλαῖναν τὴν τῆς ἀφανείας. ἐν δ’ ἐπιστολῇ πρὸς αὐτὴν πεπορ-</text:p>
            <text:p text:style-name="Table_20_Contents">παμένῃ ἀνέγνω τάδε·</text:p>
            <text:p text:style-name="Table_20_Contents"/>
            <text:p text:style-name="Table_20_Contents">εἷς τὸ δέον.</text:p>
          </table:table-cell>
          <table:table-cell table:style-name="Table1.A1" office:value-type="string">
            <text:p text:style-name="Table_20_Contents">Things couldn't have been worse.</text:p>
            <text:p text:style-name="Table_20_Contents">Filch took them down to Professor McGonagall's study on the first floor, where they sat and waited without saying a word to each other. Hermione was trembling. Excuses, alibis, and wild cover- up stories chased each other around Harry's brain, each more feeble than the last. He couldn't see how they were going to get out of trouble this time. They were cornered. How could they have been so stupid as to forget the cloak? There was no reason on earth that Professor McGonagall would accept for their being out of bed and creeping around the school in the dead of night, let alone being up the tallest astronomy tower, which was out-of-bounds except for classes. Add Norbert and the invisibility cloak, and they might as well be packing their bags already.</text:p>
            <text:p text:style-name="Table_20_Contents">Had Harry thought that things couldn't have been worse? He was wrong.</text:p>
            <text:p text:style-name="Table_20_Contents">When Professor McGonagall appeared, she was leading Neville.</text:p>
            <text:p text:style-name="Table_20_Contents">"Harry!" Neville burst Out, the moment he saw the other two. "I was trying to find you to warn you, I heard Malfoy saying he was going to catch you, he said you had a drag --"</text:p>
            <text:p text:style-name="Table_20_Contents">Harry shook his head violently to shut Neville up, but Professor McGonagall had seen. She looked more likely to breathe fire than Norbert as she towered over the three of them.</text:p>
            <text:p text:style-name="Table_20_Contents">"I would never have believed it of any of you. Mr. Filch says you were up in the astronomy tower. It's one o'clock in the morning. Explain yourselves."</text:p>
            <text:p text:style-name="Table_20_Contents">It was the first time Hermione had ever failed to answer a teacher's question. She was staring at her slippers, as still as a statue.</text:p>
            <text:p text:style-name="Table_20_Contents">"I think I've got a good idea of what's been going on," said Professor McGonagall. "It doesn't take a genius to work it out. You fed Draco Malfoy some cock-and-bull story about a dragon, trying to get him out of bed and into trouble. I've already caught him. I suppose you think it's funny that Longbottom here heard the story and believed it, too?"</text:p>
            <text:p text:style-name="Table_20_Contents"><text:soft-page-break/>Harry caught Neville's eye and tried to tell him without words that this wasn't true, because Neville was looking stunned and hurt. Poor, blundering Neville -- Harry knew what it must have cost him to try and find them in the dark, to warn them.</text:p>
            <text:p text:style-name="Table_20_Contents">"I'm disgusted," said Professor McGonagall. "Four students out of bed in one night! I've never heard of such a thing before! You, Miss Granger, I thought you had more sense. As for you, Mr. Potter, I thought Gryffindor meant more to you than this. All three of you will receive detentions -- yes, you too, Mr. Longbottom, nothing gives you the right to walk around school at night, especially these days, it's very dangerous -- and fifty points will be taken from Gryffindor."</text:p>
            <text:p text:style-name="Table_20_Contents">"Fifty?" Harry gasped -- they would lose the lead, the lead he'd won in the last Quidditch match.</text:p>
            <text:p text:style-name="Table_20_Contents">"Fifty points each," said Professor McGonagall, breathing heavily through her long, pointed nose.</text:p>
            <text:p text:style-name="Table_20_Contents">"Professor -- please "You can't --"</text:p>
            <text:p text:style-name="Table_20_Contents">"Don't tell me what I can and can't do, Potter. Now get back to bed, all of you. I've never been more ashamed of Gryffindor students."</text:p>
            <text:p text:style-name="Table_20_Contents">A hundred and fifty points lost. That put Gryffindor in last place. In one night, they'd ruined any chance Gryffindor had had for the house cup. Harry felt as though the bottom had dropped out of his stomach. How could they ever make up for this? Harry didn't sleep all night. He could hear Neville sobbing into his pillow for what seemed like hours. Harry couldn't think of anything to say to comfort him. He knew Neville, like himself, was dreading the dawn. What would happen when the rest of Gryffindor found out what they'd done? At first, Gryffindors passing the giant hourglasses that recorded the house points the next day thought there'd been a mistake. How could they suddenly have a hundred and fifty points fewer than yesterday? And then the story started to spread: Harry Potter, the famous Harry Potter, their hero of two Quidditch matches, had lo st them all those points, him and a couple of other stupid first years.</text:p>
            <text:p text:style-name="Table_20_Contents">From being one of the most popular and admired people at the school, Harry was suddenly the most hated. Even Ravenclaws and Hufflepuffs turned on him, because everyone had been longing to see Slytherin lose the house cup. Everywhere Harry went, people pointed and didn't trouble to lower their voices as they insulted him. Slytherins, on the <text:soft-page-break/>other hand, clapped as he walked past them, whistling and cheering, "Thanks Potter, we owe you one!"</text:p>
            <text:p text:style-name="Table_20_Contents">Only Ron stood by him.</text:p>
            <text:p text:style-name="Table_20_Contents">"They'll all forget this in a few weeks. Fred and George have lost loads of points in all the time they've been here, and people still like them."</text:p>
            <text:p text:style-name="Table_20_Contents">"They've never lost a hundred and fifty points in one go, though, have they?" said Harry miserably.</text:p>
            <text:p text:style-name="Table_20_Contents">"Well -- no," Ron admitted.</text:p>
            <text:p text:style-name="Table_20_Contents">It was a bit late to repair the damage, but Harry swore to himself not to meddle in things that weren't his business from now on. He'd had it with sneaking around and spying. He felt so ashamed of himself that he went to Wood and offered to resign from the Quidditch team.</text:p>
            <text:p text:style-name="Table_20_Contents">"Resign?" Wood thundered. "What good'll that do? How are we going to get any points back if we can't win at Quidditch?"</text:p>
            <text:p text:style-name="Table_20_Contents">But even Quidditch had lost its fun. The rest of the team wouldn't speak to Harry during practice, and if they had to speak about him, they called him "the Seeker."</text:p>
            <text:p text:style-name="Table_20_Contents">Hermione and Neville were suffering, too. They didn't have as bad a time as Harry, because they weren't as well-known, but nobody would speak to them, either. Hermione had stopped drawing attention to herself in class, keeping her head down and working in silence.</text:p>
            <text:p text:style-name="Table_20_Contents">Harry was almost glad that the exams weren't far away. All the studying he had to do kept his mind off his misery. He, Ron, and Hermione kept to themselves, working late into the night, trying to remember the ingredients in complicated potions, learn charms and spells by heart, memorize the dates of magical discoveries and goblin rebellions....</text:p>
            <text:p text:style-name="Table_20_Contents">Then, about a week before the exams were due to start, Harry's new resolution not to interfere in anything that didn't concern him was put to an unexpected test. Walking back from the library on his own one afternoon, he heard somebody whimpering from a classroom up ahead. As he drew closer, he heard Quirrell's voice.</text:p>
            <text:p text:style-name="Table_20_Contents">"No -- no -- not again, please --"</text:p>
            <text:p text:style-name="Table_20_Contents">It sounded as though someone was threatening him. Harry moved closer.</text:p>
            <text:p text:style-name="Table_20_Contents">"All right -- all right --" he heard Quirrell sob.</text:p>
            <text:p text:style-name="Table_20_Contents">Next second, Quirrell came hurrying out of the <text:soft-page-break/>classroom straightening his turban. He was pale and looked as though he was about to cry. He strode out of sight; Harry didn't think Quirrell had even noticed him.</text:p>
            <text:p text:style-name="Table_20_Contents">He waited until Quirrell's footsteps had disappeared, then peered into the classroom. It was empty, but a door stood ajar at the other end.</text:p>
            <text:p text:style-name="Table_20_Contents">Harry was halfway toward it before he remembered what he'd promised himself about not meddling.</text:p>
            <text:p text:style-name="Table_20_Contents">All the same, he'd have gambled twelve Sorcerer's Stones that Snape had just left the room, and from what Harry had just heard, Snape would be walking with a new spring in his step -- Quirrell seemed to have given in at last.</text:p>
            <text:p text:style-name="Table_20_Contents">Harry went back to the library, where Hermione was testing Ron on Astronomy. Harry told them what he'd heard.</text:p>
            <text:p text:style-name="Table_20_Contents">"Snape's done it, then!" said Ron. "If Quirrell's told him how to break his Anti-Dark Force spell --"</text:p>
            <text:p text:style-name="Table_20_Contents">"There's still Fluffy, though," said Hermione.</text:p>
            <text:p text:style-name="Table_20_Contents">"Maybe Snape's found out how to get past him without asking Hagrid,"</text:p>
            <text:p text:style-name="Table_20_Contents">said Ron, looking up at the thousands of books surrounding them. "I bet there's a book somewhere in here telling you how to get past a giant three-headed dog. So what do we do, Harry?"</text:p>
            <text:p text:style-name="Table_20_Contents">The light of adventure was kindling again in Ron's eyes, but Hermione answered before Harry could.</text:p>
            <text:p text:style-name="Table_20_Contents">"Go to Dumbledore. That's what we should have done ages ago. If we try anything ourselves we'll be thrown out for sure."</text:p>
            <text:p text:style-name="Table_20_Contents">"But we've got no proof!" said Harry. "Quirrell's too scared to back us up. Snape's only got to say he doesn't know how the troll got in at Halloween and that he was nowhere near the third floor -- who do you think they'll believe, him or us? It's not exactly a secret we hate him, Dumbledore'll think we made it up to get him sacked. Filch wouldn't help us if his life depended on it, he's too friendly with Snape, and the more students get thrown out, the better, he'll think. And don't forget, we're not supposed to know about the Stone or Fluffy. That'll take a lot of explaining."</text:p>
            <text:p text:style-name="Table_20_Contents">Hermione looked convinced, but Ron didn't.</text:p>
            <text:p text:style-name="Table_20_Contents">"If we just do a bit of poking around --"</text:p>
            <text:p text:style-name="Table_20_Contents">"No," said Harry flatly, "we've done enough poking around."</text:p>
            <text:p text:style-name="Table_20_Contents">He pulled a map of Jupiter toward him and started to learn the names of its moons.</text:p>
            <text:p text:style-name="Table_20_Contents"><text:soft-page-break/>The following morning, notes were delivered to Harry, Hermione, and Neville at the breakfast table. They were all the same: Your detention will take place at eleven o'clock tonight. Meet Mr. Filch in the entrance hall.</text:p>
            <text:p text:style-name="Table_20_Contents">Professor McGonagall Harry had forgotten they still had detentions to do in the furor over the points they'd lost. He half expected Hermione to complain that this was a whole night of studying lost, but she didn't say a word. Like Harry, she felt they deserved what they'd got.</text:p>
            <text:p text:style-name="Table_20_Contents">At eleven o'clock that night, they said good-bye to Ron in the common room and went down to the entrance hall with Neville. Filch was already there -- and so was Malfoy. Harry had also forgotten that Malfoy had gotten a detention, too.</text:p>
            <text:p text:style-name="Table_20_Contents">"Follow me," said Filch, lighting a lamp and leading them outside.</text:p>
            <text:p text:style-name="Table_20_Contents">I bet you'll think twice about breaking a school rule again, won't you, eh?" he said, leering at them. "Oh yes... hard work and pain are the best teachers if you ask me.... It's just a pity they let the old punishments die out... hang you by your wrists from the ceiling for a few days, I've got the chains still in my office, keep 'em well oiled in case they're ever needed.... Right, off we go, and don't think of running off, now, it'll be worse for you if you do."</text:p>
            <text:p text:style-name="Table_20_Contents">They marched off across the dark grounds. Neville kept sniffing. Harry wondered what their punishment was going to be. It must be something really horrible, or Filch wouldn't be sounding so delighted.</text:p>
            <text:p text:style-name="Table_20_Contents">The moon was bright, but clouds scudding across it kept throwing them into darkness. Ahead, Harry could see the lighted windows of Hagrid's hut. Then they heard a distant shout.</text:p>
            <text:p text:style-name="Table_20_Contents">"Is that you, Filch? Hurry up, I want ter get started."</text:p>
            <text:p text:style-name="Table_20_Contents">Harry's heart rose; if they were going to be working with Hagrid it wouldn't be so bad. His relief must have showed in his -face, because Filch said, "I suppose you think you'll be enjoying yourself with that oaf? Well, think again, boy -- it's into the forest you're going and I'm much mistaken if you'll all come out in one piece."</text:p>
            <text:p text:style-name="Table_20_Contents">At this, Neville let out a little moan, and Malfoy stopped dead in his tracks.</text:p>
            <text:p text:style-name="Table_20_Contents">"The forest?" he repeated, and he didn't sound quite <text:soft-page-break/>as cool as usual.</text:p>
            <text:p text:style-name="Table_20_Contents">"We can't go in there at night -- there's all sorts of things in there -- werewolves, I heard."</text:p>
            <text:p text:style-name="Table_20_Contents">Neville clutched the sleeve of Harry's robe and made a choking noise.</text:p>
            <text:p text:style-name="Table_20_Contents">"That's your problem, isn't it?" said Filch, his voice cracking with glee. "Should've thought of them werewolves before you got in trouble, shouldn't you?"</text:p>
            <text:p text:style-name="Table_20_Contents">Hagrid came striding toward them out of the dark, Fang at his heel. He was carrying his large crossbow, and a quiver of arrows hung over his shoulder.</text:p>
            <text:p text:style-name="Table_20_Contents">"Abou' time," he said. "I bin waitin' fer half an hour already. All right, Harry, Hermione?"</text:p>
            <text:p text:style-name="Table_20_Contents">"I shouldn't be too friendly to them, Hagrid," said Filch coldly, they're here to be punished, after all."</text:p>
            <text:p text:style-name="Table_20_Contents">"That's why yer late, is it?" said Hagrid, frowning at Filch. "Bin lecturin' them, eh? 'Snot your place ter do that. Yeh've done yer bit, I'll take over from here."</text:p>
            <text:p text:style-name="Table_20_Contents">"I'll be back at dawn," said Filch, "for what's left of them," he added nastily, and he turned and started back toward the castle, his lamp bobbing away in the darkness.</text:p>
            <text:p text:style-name="Table_20_Contents">Malfoy now turned to Hagrid.</text:p>
            <text:p text:style-name="Table_20_Contents">"I'm not going in that forest, he said, and Harry was pleased to hear the note of panic in his voice.</text:p>
            <text:p text:style-name="Table_20_Contents">"Yeh are if yeh want ter stay at Hogwarts," said Hagrid fiercely.</text:p>
            <text:p text:style-name="Table_20_Contents">"Yeh've done wrong an' now yehve got ter pay fer it."</text:p>
            <text:p text:style-name="Table_20_Contents">"But this is servant stuff, it's not for students to do. I thought we'd be copying lines or something, if my father knew I was doing this, he'd tell yer that's how it is at Hogwarts," Hagrid growled. "Copyin' lines! What good's that ter anyone? Yeh'll do summat useful or Yeh'll get out.</text:p>
            <text:p text:style-name="Table_20_Contents">If yeh think yer father'd rather you were expelled, then get back off ter the castle an' pack. Go on"' Malfoy didn't move. He looked at Hagrid furiously, but then dropped his gaze.</text:p>
            <text:p text:style-name="Table_20_Contents">"Right then," said Hagrid, "now, listen carefully, 'cause it's dangerous what we're gonna do tonight, an' I don' want no one takin' risks. Follow me over here a moment."</text:p>
            <text:p text:style-name="Table_20_Contents">He led them to the very edge of the forest. Holding his lamp up high, he pointed down a narrow, winding earth track that disappeared into the thick <text:soft-page-break/>black trees. A light breeze lifted their hair as they looked into the forest.</text:p>
            <text:p text:style-name="Table_20_Contents">"Look there," said Hagrid, "see that stuff shinin' on the ground? Silvery stuff? That's unicorn blood. There's a unicorn in there bin hurt badly by summat. This is the second time in a week. I found one dead last Wednesday. We're gonna try an' find the poor thing. We might have ter put it out of its misery."</text:p>
            <text:p text:style-name="Table_20_Contents">"And what if whatever hurt the unicorn finds us first?" said Malfoy, unable to keep the fear out of his voice.</text:p>
            <text:p text:style-name="Table_20_Contents">"There's nothin' that lives in the forest that'll hurt yeh if yer with me or Fang," said Hagrid. "An' keep ter the path. Right, now, we're gonna split inter two parties an' follow the trail in diff'rent directions. There's blood all over the place, it must've bin staggerin' around since last night at least."</text:p>
            <text:p text:style-name="Table_20_Contents">"I want Fang," said Malfoy quickly, looking at Fang's long teeth.</text:p>
            <text:p text:style-name="Table_20_Contents">"All right, but I warn yeh, he's a coward," said Hagrid. " So me, Harry, an' Hermione'll go one way an' Draco, Neville, an' Fang'll go the other.</text:p>
            <text:p text:style-name="Table_20_Contents">Now, if any of us finds the unicorn, we'll send up green sparks, right? Get yer wands out an' practice now -- that's it -- an' if anyone gets in trouble, send up red sparks, an' we'll all come an' find yeh -- so, be careful -- let's go."</text:p>
            <text:p text:style-name="Table_20_Contents">The forest was black and silent. A little way into it they reached a fork in the earth path, and Harry, Hermione, and Hagrid took the left path while Malfoy, Neville, and Fang took the right.</text:p>
            <text:p text:style-name="Table_20_Contents">They walked in silence, their eyes on the ground. Every now and then a ray of moonlight through the branches above lit a spot of silver-blue blood on the fallen leaves.</text:p>
            <text:p text:style-name="Table_20_Contents">Harry saw that Hagrid looked very worried.</text:p>
            <text:p text:style-name="Table_20_Contents">"Could a werewolf be killing the unicorns?" Harry asked.</text:p>
            <text:p text:style-name="Table_20_Contents">"Not fast enough," said Hagrid. "It's not easy ter catch a unicorn, they're powerful magic creatures. I never knew one ter be hurt before."</text:p>
            <text:p text:style-name="Table_20_Contents">They walked past a mossy tree stump. Harry could hear running water; there must be a stream somewhere close by. There were still spots of unicorn blood here and there along the winding path.</text:p>
            <text:p text:style-name="Table_20_Contents">"You all right, Hermione?" Hagrid whispered. "Don' worry, it can't've gone far if it's this badly <text:soft-page-break/>hurt, an' then we'll be able ter -- GET BEHIND THAT TREE!"</text:p>
            <text:p text:style-name="Table_20_Contents">Hagrid seized Harry and Hermione and hoisted them off the path behind a towering oak. He pulled out an arrow and fitted it into his crossbow, raising it, ready to fire. The three of them listened. Something was slithering over dead leaves nearby: it sounded like a cloak trailing along the ground. Hagrid was squinting up the dark path, but after a few seconds, the sound faded away.</text:p>
            <text:p text:style-name="Table_20_Contents">"I knew it, " he murmured. "There's summat in here that shouldn' be."</text:p>
            <text:p text:style-name="Table_20_Contents">"A werewolf?" Harry suggested.</text:p>
            <text:p text:style-name="Table_20_Contents">"That wasn' no werewolf an' it wasn' no unicorn, neither," said Hagrid grimly. "Right, follow me, but careful, now."</text:p>
            <text:p text:style-name="Table_20_Contents">They walked more slowly, ears straining for the faintest sound.</text:p>
            <text:p text:style-name="Table_20_Contents">Suddenly, in a clearing ahead, something definitely moved.</text:p>
            <text:p text:style-name="Table_20_Contents">"Who's there?" Hagrid called. "Show yerself -- I'm armed!"</text:p>
            <text:p text:style-name="Table_20_Contents">And into the clearing came -- was it a man, or a horse? To the waist, a man, with red hair and beard, but below that was a horse's gleaming chestnut body with a long, reddish tail. Harry and Hermione's jaws dropped.</text:p>
            <text:p text:style-name="Table_20_Contents">"Oh, it's you, Ronan," said Hagrid in relief. "How are yeh?"</text:p>
            <text:p text:style-name="Table_20_Contents">He walked forward and shook the centaur's hand.</text:p>
            <text:p text:style-name="Table_20_Contents">"Good evening to you, Hagrid," said Ronan. He had a deep, sorrowful voice. "Were you going to shoot me?"</text:p>
            <text:p text:style-name="Table_20_Contents">"Can't be too careful, Ronan," said Hagrid, patting his crossbow.</text:p>
            <text:p text:style-name="Table_20_Contents">"There's summat bad loose in this forest. This is Harry Potter an' Hermione Granger, by the way. Students up at the school. An' this is Ronan, you two. He's a centaur.)) "We'd noticed," said Hermione faintly.</text:p>
            <text:p text:style-name="Table_20_Contents">"Good evening," said Ronan. "Students, are you? And do you learn much, up at the school?"</text:p>
            <text:p text:style-name="Table_20_Contents">"Erm --"</text:p>
            <text:p text:style-name="Table_20_Contents">"A bit," said Hermione timidly.</text:p>
            <text:p text:style-name="Table_20_Contents">"A bit. Well, that's something." Ronan sighed. He flung back his head and stared at the sky. "Mars is bright tonight."</text:p>
            <text:p text:style-name="Table_20_Contents">"Yeah," said Hagrid, glancing up, too. "Listen, I'm glad we've run inter yeh, Ronan, 'cause there's a <text:soft-page-break/>unicorn bin hurt -- you seen anythin'?"</text:p>
            <text:p text:style-name="Table_20_Contents">Ronan didn't answer immediately. He stared unblinkingly upward, then sighed again.</text:p>
            <text:p text:style-name="Table_20_Contents">"Always the innocent are the first victims," he said. "So it has been for ages past, so it is now."</text:p>
            <text:p text:style-name="Table_20_Contents">"Yeah," said Hagrid, "but have yeh seen anythin', Ronan? Anythin' unusual?"</text:p>
            <text:p text:style-name="Table_20_Contents">"Mars is bright tonight," Ronan repeated, while Hagrid watched him impatiently. "Unusually bright."</text:p>
            <text:p text:style-name="Table_20_Contents">"Yeah, but I was meanin' anythin' unusual a bit nearer home, said Hagrid. "So yeh haven't noticed anythin' strange?"</text:p>
            <text:p text:style-name="Table_20_Contents">Yet again, Ronan took a while to answer. At last, he said, "The forest hides many secrets."</text:p>
            <text:p text:style-name="Table_20_Contents">A movement in the trees behind Ronan made Hagrid raise his bow again, but it was only a second centaur, black-haired and -bodied and wilder-looking than Ronan.</text:p>
            <text:p text:style-name="Table_20_Contents">"Hullo, Bane," said Hagrid. "All right?"</text:p>
            <text:p text:style-name="Table_20_Contents">"Good evening, Hagrid, I hope you are well?"</text:p>
            <text:p text:style-name="Table_20_Contents">"Well enough. Look, I've jus' bin askin' Ronan, you seen anythin' odd in here lately? There's a unicorn bin injured -- would yeh know anythin' about it?"</text:p>
            <text:p text:style-name="Table_20_Contents">Bane walked over to stand next to Ronan. He looked skyward. "Mars is bright tonight," he said simply.</text:p>
            <text:p text:style-name="Table_20_Contents">"We've heard," said Hagrid grumpily. "Well, if either of you do see anythin', let me know, won't yeh? We'll be off, then."</text:p>
            <text:p text:style-name="Table_20_Contents">Harry and Hermione followed him out of the clearing, staring over their shoulders at Ronan and Bane until the trees blocked their view.</text:p>
            <text:p text:style-name="Table_20_Contents">"Never," said Hagrid irritably, "try an' get a straight answer out of a centaur. Ruddy stargazers. Not interested in anythin' closer'n the moon."</text:p>
            <text:p text:style-name="Table_20_Contents">"Are there many of them in here?" asked Hermione.</text:p>
            <text:p text:style-name="Table_20_Contents">"Oh, a fair few... Keep themselves to themselves mostly, but they're good enough about turnin' up if ever I want a word. They're deep, mind, centaurs... they know things... jus' don' let on much."</text:p>
            <text:p text:style-name="Table_20_Contents">"D'you think that was a centaur we heard earlier?" said Harry.</text:p>
            <text:p text:style-name="Table_20_Contents">"Did that sound like hooves to you? Nah, if yeh ask me, that was what's bin killin' the unicorns -- never heard anythin' like it before."</text:p>
            <text:p text:style-name="Table_20_Contents">They walked on through the dense, dark trees. Harry kept looking nervously over his shoulder. He <text:soft-page-break/>had the nasty feeling they were being watched. He was very glad they had Hagrid and his crossbow with them.</text:p>
            <text:p text:style-name="Table_20_Contents">They had just passed a bend in the path when Hermione grabbed Hagrid's arm.</text:p>
            <text:p text:style-name="Table_20_Contents">"Hagrid! Look! Red sparks, the others are in trouble!"</text:p>
            <text:p text:style-name="Table_20_Contents">"You two wait here!" Hagrid shouted. "Stay on the path, I'll come back for yeh!"</text:p>
            <text:p text:style-name="Table_20_Contents">They heard him crashing away through the undergrowth and stood looking at each other, very scared, until they couldn't hear anything but the rustling of leaves around them.</text:p>
            <text:p text:style-name="Table_20_Contents">"You don't think they've been hurt, do you?" whispered Hermione.</text:p>
            <text:p text:style-name="Table_20_Contents">"I don't care if Malfoy has, but if something's got Neville... it's our fault he's here in the first place."</text:p>
            <text:p text:style-name="Table_20_Contents">The minutes dragged by. Their ears seemed sharper than usual. Harry's seemed to be picking up every sigh of the wind, every cracking twig.</text:p>
            <text:p text:style-name="Table_20_Contents">What was going on? Where were the others? At last, a great crunching noise announced Hagrid's return. Malfoy, Neville, and Fang were with him. Hagrid was fuming. Malfoy, it seemed, had sneaked up behind Neville and grabbed him as a joke. Neville had panicked and sent up the sparks.</text:p>
            <text:p text:style-name="Table_20_Contents">"We'll be lucky ter catch anythin' now, with the racket you two were makin'. Right, we're changin' groups -- Neville, you stay with me an' Hermione, Harry, you go with Fang an' this idiot. I'm sorry," Hagrid added in a whisper to Harry, "but he'll have a harder time frightenin' you, an' we've gotta get this done."</text:p>
            <text:p text:style-name="Table_20_Contents">So Harry set off into the heart of the forest with Malfoy and Fang. They walked for nearly half an hour, deeper and deeper into the forest, until the path became almost impossible to follow because the trees were so thick. Harry thought the blood seemed to be getting thicker. There were splashes on the roots of a tree, as though the poor creature had been thrashing around in pain close by. Harry could see a clearing ahead, through the tangled branches of an ancient oak.</text:p>
            <text:p text:style-name="Table_20_Contents">"Look --" he murmured, holding out his arm to stop Malfoy.</text:p>
            <text:p text:style-name="Table_20_Contents">Something bright white was gleaming on the ground. They inched closer.</text:p>
            <text:p text:style-name="Table_20_Contents">It was the unicorn all right, and it was dead. Harry had never seen anything so beautiful and sad. Its <text:soft-page-break/>long, slender legs were stuck out at odd angles where it had fallen and its mane was spread pearly-white on the dark leaves.</text:p>
            <text:p text:style-name="Table_20_Contents">Harry had taken one step toward it when a slithering sound made him freeze where he stood. A bush on the edge of the clearing quivered....</text:p>
            <text:p text:style-name="Table_20_Contents">Then, out of the shadows, a hooded figure came crawling across the ground like some stalking beast. Harry, Malfoy, and Fang stood transfixed. The cloaked figure reached the unicorn, lowered its head over the wound in the animal's side, and began to drink its blood.</text:p>
            <text:p text:style-name="Table_20_Contents">"AAAAAAAAAARGH!"</text:p>
            <text:p text:style-name="Table_20_Contents">Malfoy let out a terrible scream and bolted -- so did Fang. The hooded figure raised its head and looked right at Harry -- unicorn blood was dribbling down its front. It got to its feet and came swiftly toward Harry -- he couldn't move for fear.</text:p>
            <text:p text:style-name="Table_20_Contents">Then a pain like he'd never felt before pierced his head; it was as though his scar were on fire. Half blinded, he staggered backward. He heard hooves behind him, galloping, and something jumped clean over Harry, charging at the figure.</text:p>
            <text:p text:style-name="Table_20_Contents">The pain in Harry's head was so bad he fell to his knees. It took a minute or two to pass. When he looked up, the figure had gone. A centaur was standing over him, not Ronan or Bane; this one looked younger; he had white-blond hair and a palomino body.</text:p>
            <text:p text:style-name="Table_20_Contents">"Are you all right?" said the centaur, pulling Harry to his feet.</text:p>
            <text:p text:style-name="Table_20_Contents">"Yes -- thank you -- what was that?"</text:p>
            <text:p text:style-name="Table_20_Contents">The centaur didn't answer. He had astonishingly blue eyes, like pale sapphires. He looked carefully at Harry, his eyes lingering on the scar that stood out, livid, on Harry's forehead.</text:p>
            <text:p text:style-name="Table_20_Contents">"You are the Potter boy," he said. "You had better get back to Hagrid.</text:p>
            <text:p text:style-name="Table_20_Contents">The forest is not safe at this time -- especially for you. Can you ride? It will be quicker this way.</text:p>
            <text:p text:style-name="Table_20_Contents">"My name is Firenze," he added, as he lowered himself on to his front legs so that Harry could clamber onto his back.</text:p>
            <text:p text:style-name="Table_20_Contents">There was suddenly a sound of more galloping from the other side of the clearing. Ronan and Bane came bursting through the trees, their flanks heaving and sweaty.</text:p>
            <text:p text:style-name="Table_20_Contents">"Firenze!" Bane thundered. "What are you doing? You have a human on your back! Have you no <text:soft-page-break/>shame? Are you a common mule?"</text:p>
            <text:p text:style-name="Table_20_Contents">"Do you realize who this is?" said Firenze. "This is the Potter boy. The quicker he leaves this forest, the better."</text:p>
            <text:p text:style-name="Table_20_Contents">"What have you been telling him?" growled Bane. "Remember, Firenze, we are sworn not to set ourselves against the heavens. Have we not read what is to come in the movements of the planets?"</text:p>
            <text:p text:style-name="Table_20_Contents">Ronan pawed the ground nervously. "I'm sure Firenze thought he was acting for the best, " he said in his gloomy voice.</text:p>
            <text:p text:style-name="Table_20_Contents">Bane kicked his back legs in anger.</text:p>
            <text:p text:style-name="Table_20_Contents">"For the best! What is that to do with us? Centaurs are concerned with what has been foretold! It is not our business to run around like donkeys after stray humans in our forest!"</text:p>
            <text:p text:style-name="Table_20_Contents">Firenze suddenly reared on to his hind legs in anger, so that Harry had to grab his shoulders to stay on.</text:p>
            <text:p text:style-name="Table_20_Contents">"Do you not see that unicorn?" Firenze bellowed at Bane. "Do you not understand why it was killed? Or have the planets not let you in on that secret? I set myself against what is lurking in this forest, Bane, yes, with humans alongside me if I must."</text:p>
            <text:p text:style-name="Table_20_Contents">And Firenze whisked around; with Harry clutching on as best he could, they plunged off into the trees, leaving Ronan and Bane behind them.</text:p>
            <text:p text:style-name="Table_20_Contents">Harry didn't have a clue what was going on.</text:p>
            <text:p text:style-name="Table_20_Contents">"Why's Bane so angry?" he asked. "What was that thing you saved me from, anyway?"</text:p>
            <text:p text:style-name="Table_20_Contents">Firenze slowed to a walk, warned Harry to keep his head bowed in case of low-hanging branches, but did not answer Harry's question. They made their way through the trees in silence for so long that Harry thought Firenze didn't want to talk to him anymore. They were passing through a particularly dense patch of trees, however, when Firenze suddenly stopped.</text:p>
            <text:p text:style-name="Table_20_Contents">"Harry Potter, do you know what unicorn blood is used -for?"</text:p>
            <text:p text:style-name="Table_20_Contents">"No," said Harry, startled by the odd question. "We've only used the horn and tail hair in Potions."</text:p>
            <text:p text:style-name="Table_20_Contents">"That is because it is a monstrous thing, to slay a unicorn," said Firenze. "Only one who has nothing to lose, and everything to gain, would commit such a crime. The blood of a unicorn will keep you alive, even if you are an inch from death, but at a terrible price. You have slain something pure and defenseless to save yourself, and you will have but <text:soft-page-break/>a half-life, a cursed life, from the moment the blood touches your lips."</text:p>
            <text:p text:style-name="Table_20_Contents">Harry stared at the back of Firenze's head, which was dappled silver in the moonlight.</text:p>
            <text:p text:style-name="Table_20_Contents">"But who'd be that desperate?" he wondered aloud. "If you're going to be cursed forever, deaths better, isn't it?"</text:p>
            <text:p text:style-name="Table_20_Contents">"It is," Firenze agreed, "unless all you need is to stay alive long enough to drink something else -- something that will bring you back to full strength and power -- something that will mean you can never die.</text:p>
            <text:p text:style-name="Table_20_Contents">Mr. Potter, do you know what is hidden in the school at this very moment?"</text:p>
            <text:p text:style-name="Table_20_Contents">"The Sorcerer's Stone! Of course -- the Elixir of Life! But I don't understand who --"</text:p>
            <text:p text:style-name="Table_20_Contents">"Can you think of nobody who has waited many years to return to power, who has clung to life, awaiting their chance?"</text:p>
            <text:p text:style-name="Table_20_Contents">It was as though an iron fist had clenched suddenly around Harry's heart. Over the rustling of the trees, he seemed to hear once more what Hagrid had told him on the night they had met: "Some say he died.</text:p>
            <text:p text:style-name="Table_20_Contents">Codswallop, in my opinion. Dunno if he had enough human left in him to die."</text:p>
            <text:p text:style-name="Table_20_Contents">"Do you mean," Harry croaked, "that was Vol-"</text:p>
            <text:p text:style-name="Table_20_Contents">"Harry! Harry, are you all right?"</text:p>
            <text:p text:style-name="Table_20_Contents">Hermione was running toward them down the path, Hagrid puffing along behind her.</text:p>
            <text:p text:style-name="Table_20_Contents">"I'm fine," said Harry, hardly knowing what he was saying. "The unicorn's dead, Hagrid, it's in that clearing back there."</text:p>
            <text:p text:style-name="Table_20_Contents">"This is where I leave you," Firenze murmured as Hagrid hurried off to examine the unicorn. "You are safe now."</text:p>
            <text:p text:style-name="Table_20_Contents">Harry slid off his back.</text:p>
            <text:p text:style-name="Table_20_Contents">"Good luck, Harry Potter," said Firenze. "The planets have been read wrongly before now, even by centaurs. I hope this is one of those times."</text:p>
            <text:p text:style-name="Table_20_Contents">He turned and cantered back into the depths of the forest, leaving Harry shivering behind him.</text:p>
            <text:p text:style-name="Table_20_Contents">Ron had fallen asleep in the dark common room, waiting for them to return. He shouted something about Quidditch fouls when Harry roughly shook him awake. In a matter of seconds, though, he was wide-eyed as Harry began to tell him and Hermione what had happened in the forest.</text:p>
            <text:p text:style-name="Table_20_Contents">Harry couldn't sit down. He paced up and down in front of the fire. He was still shaking.</text:p>
            <text:p text:style-name="Table_20_Contents"><text:soft-page-break/>"Snape wants the stone for Voldemort... and Voldemort's waiting in the forest... and all this time we thought Snape just wanted to get rich...."</text:p>
            <text:p text:style-name="Table_20_Contents">"Stop saying the name!" said Ron in a terrified whisper, as if he thought Voldemort could hear them.</text:p>
            <text:p text:style-name="Table_20_Contents">Harry wasn't listening.</text:p>
            <text:p text:style-name="Table_20_Contents">"Firenze saved me, but he shouldn't have done so.... Bane was furious...</text:p>
            <text:p text:style-name="Table_20_Contents">he was talking about interfering with what the planets say is going to happen.... They must show that Voldemort's coming back.... Bane thinks Firenze should have let Voldemort kill me.... I suppose that's written in the stars as well."</text:p>
            <text:p text:style-name="Table_20_Contents">"Will you stop saying the name!" Ron hissed.</text:p>
            <text:p text:style-name="Table_20_Contents">"So all I've got to wait for now is Snape to steal the Stone," Harry went on feverishly, "then Voldemort will be able to come and finish me off... Well, I suppose Bane'll be happy."</text:p>
            <text:p text:style-name="Table_20_Contents">Hermione looked very frightened, but she had a word of comfort.</text:p>
            <text:p text:style-name="Table_20_Contents">"Harry, everyone says Dumbledore's the only one You-Know-Who was ever afraid of With Dumbledore around, You-Know-Who won't touch you. Anyway, who says the centaurs are right? It sounds like fortune-telling to me, and Professor McGonagall says that's a very imprecise branch of magic."</text:p>
            <text:p text:style-name="Table_20_Contents">The sky had turned light before they stopped talking. They went to bed exhausted, their throats sore. But the night's surprises weren't over.</text:p>
            <text:p text:style-name="Table_20_Contents">When Harry pulled back his sheets, he found his invisibility cloak folded neatly underneath them. There was a note pinned to it: Just in case.</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7T13:24:08.444000000</meta:creation-date>
    <dc:date>2023-09-27T13:27:19.900000000</dc:date>
    <meta:editing-duration>PT3M11S</meta:editing-duration>
    <meta:editing-cycles>2</meta:editing-cycles>
    <meta:generator>LibreOffice/7.6.0.3$Windows_X86_64 LibreOffice_project/69edd8b8ebc41d00b4de3915dc82f8f0fc3b6265</meta:generator>
    <meta:document-statistic meta:table-count="1" meta:image-count="0" meta:object-count="0" meta:page-count="26" meta:paragraph-count="800" meta:word-count="10378" meta:character-count="60201" meta:non-whitespace-character-count="50632"/>
  </office:meta>
</office:document-meta>
</file>